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imSun" style:font-name-complex="Tahom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table:shapes>
          <draw:frame draw:z-index="0" draw:style-name="gr1" draw:text-style-name="P1" svg:width="552.76pt" svg:height="358.38pt" svg:x="745.06pt" svg:y="48.19pt">
            <loext:p draw:notify-on-update-of-ranges="numbers.D1:numbers.I1 numbers.A3:numbers.A3 numbers.D3:numbers.I3 numbers.A5:numbers.A5 numbers.D5:numbers.I5 numbers.A9:numbers.A9 numbers.D9:numbers.I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known-Promp</text:p>
          </table:table-cell>
          <table:table-cell office:value-type="string" calcext:value-type="string">
            <text:p>Unknown-Fak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Prompt-Fake</text:p>
          </table:table-cell>
          <table:table-cell office:value-type="string" calcext:value-type="string">
            <text:p>Fa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JetsAM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G2J</text:p>
          </table:table-cell>
          <table:table-cell office:value-type="float" office:value="1295" calcext:value-type="float">
            <text:p>1295</text:p>
          </table:table-cell>
          <table:table-cell office:value-type="float" office:value="745.612649918" calcext:value-type="float">
            <text:p>745.612649918</text:p>
          </table:table-cell>
          <table:table-cell office:value-type="float" office:value="198.462341309" calcext:value-type="float">
            <text:p>198.462341309</text:p>
          </table:table-cell>
          <table:table-cell office:value-type="float" office:value="292.23059845" calcext:value-type="float">
            <text:p>292.23059845</text:p>
          </table:table-cell>
          <table:table-cell office:value-type="float" office:value="69.9786319733" calcext:value-type="float">
            <text:p>69.9786319733</text:p>
          </table:table-cell>
          <table:table-cell office:value-type="float" office:value="86.0528411865" calcext:value-type="float">
            <text:p>86.0528411865</text:p>
          </table:table-cell>
          <table:table-cell office:value-type="float" office:value="84.7577056885" calcext:value-type="float">
            <text:p>84.7577056885</text:p>
          </table:table-cell>
          <table:table-cell office:value-type="float" office:value="14.130531311" calcext:value-type="float">
            <text:p>14.1305313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75762664029" calcext:value-type="float">
            <text:p>0.575762664</text:p>
          </table:table-cell>
          <table:table-cell office:value-type="float" office:value="0.099682245091" calcext:value-type="float">
            <text:p>0.0996822451</text:p>
          </table:table-cell>
          <table:table-cell office:value-type="float" office:value="0.197073078216" calcext:value-type="float">
            <text:p>0.1970730782</text:p>
          </table:table-cell>
          <table:table-cell office:value-type="float" office:value="0.15387463405" calcext:value-type="float">
            <text:p>0.1538746341</text:p>
          </table:table-cell>
          <table:table-cell office:value-type="float" office:value="0.407815039142" calcext:value-type="float">
            <text:p>0.4078150391</text:p>
          </table:table-cell>
          <table:table-cell office:value-type="float" office:value="0.270165400753" calcext:value-type="float">
            <text:p>0.2701654008</text:p>
          </table:table-cell>
          <table:table-cell office:value-type="float" office:value="0.270267496215" calcext:value-type="float">
            <text:p>0.2702674962</text:p>
          </table:table-cell>
          <table:table-cell office:value-type="float" office:value="0.681368042153" calcext:value-type="float">
            <text:p>0.6813680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2J1T</text:p>
          </table:table-cell>
          <table:table-cell office:value-type="float" office:value="620" calcext:value-type="float">
            <text:p>620</text:p>
          </table:table-cell>
          <table:table-cell office:value-type="float" office:value="335.151761532" calcext:value-type="float">
            <text:p>335.151761532</text:p>
          </table:table-cell>
          <table:table-cell office:value-type="float" office:value="93.5088882446" calcext:value-type="float">
            <text:p>93.5088882446</text:p>
          </table:table-cell>
          <table:table-cell office:value-type="float" office:value="115.016679764" calcext:value-type="float">
            <text:p>115.016679764</text:p>
          </table:table-cell>
          <table:table-cell office:value-type="float" office:value="29.8736181259" calcext:value-type="float">
            <text:p>29.8736181259</text:p>
          </table:table-cell>
          <table:table-cell office:value-type="float" office:value="49.1226882935" calcext:value-type="float">
            <text:p>49.1226882935</text:p>
          </table:table-cell>
          <table:table-cell office:value-type="float" office:value="40.0265541077" calcext:value-type="float">
            <text:p>40.0265541077</text:p>
          </table:table-cell>
          <table:table-cell office:value-type="float" office:value="7.60333299637" calcext:value-type="float">
            <text:p>7.60333299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40567357309" calcext:value-type="float">
            <text:p>0.5405673573</text:p>
          </table:table-cell>
          <table:table-cell office:value-type="float" office:value="0.1501793376" calcext:value-type="float">
            <text:p>0.1501793376</text:p>
          </table:table-cell>
          <table:table-cell office:value-type="float" office:value="0.290636217141" calcext:value-type="float">
            <text:p>0.2906362171</text:p>
          </table:table-cell>
          <table:table-cell office:value-type="float" office:value="0.260191376148" calcext:value-type="float">
            <text:p>0.2601913761</text:p>
          </table:table-cell>
          <table:table-cell office:value-type="float" office:value="0.615434765886" calcext:value-type="float">
            <text:p>0.6154347659</text:p>
          </table:table-cell>
          <table:table-cell office:value-type="float" office:value="0.315349701275" calcext:value-type="float">
            <text:p>0.3153497013</text:p>
          </table:table-cell>
          <table:table-cell office:value-type="float" office:value="0.405102191038" calcext:value-type="float">
            <text:p>0.405102191</text:p>
          </table:table-cell>
          <table:table-cell office:value-type="float" office:value="1.00434015895" calcext:value-type="float">
            <text:p>1.0043401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NoLeptons</text:p>
          </table:table-cell>
          <table:table-cell office:value-type="float" office:value="1194" calcext:value-type="float">
            <text:p>1194</text:p>
          </table:table-cell>
          <table:table-cell office:value-type="float" office:value="673.149928093" calcext:value-type="float">
            <text:p>673.149928093</text:p>
          </table:table-cell>
          <table:table-cell office:value-type="float" office:value="192.84703064" calcext:value-type="float">
            <text:p>192.84703064</text:p>
          </table:table-cell>
          <table:table-cell office:value-type="float" office:value="249.853164673" calcext:value-type="float">
            <text:p>249.853164673</text:p>
          </table:table-cell>
          <table:table-cell office:value-type="float" office:value="67.540807724" calcext:value-type="float">
            <text:p>67.540807724</text:p>
          </table:table-cell>
          <table:table-cell office:value-type="float" office:value="72.3741378784" calcext:value-type="float">
            <text:p>72.3741378784</text:p>
          </table:table-cell>
          <table:table-cell office:value-type="float" office:value="77.7422866821" calcext:value-type="float">
            <text:p>77.7422866821</text:p>
          </table:table-cell>
          <table:table-cell office:value-type="float" office:value="12.7925004959" calcext:value-type="float">
            <text:p>12.79250049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63777159207" calcext:value-type="float">
            <text:p>0.5637771592</text:p>
          </table:table-cell>
          <table:table-cell office:value-type="float" office:value="0.105615130752" calcext:value-type="float">
            <text:p>0.1056151308</text:p>
          </table:table-cell>
          <table:table-cell office:value-type="float" office:value="0.201335272194" calcext:value-type="float">
            <text:p>0.2013352722</text:p>
          </table:table-cell>
          <table:table-cell office:value-type="float" office:value="0.170268639659" calcext:value-type="float">
            <text:p>0.1702686397</text:p>
          </table:table-cell>
          <table:table-cell office:value-type="float" office:value="0.4103567248" calcext:value-type="float">
            <text:p>0.4103567248</text:p>
          </table:table-cell>
          <table:table-cell office:value-type="float" office:value="0.2857016252" calcext:value-type="float">
            <text:p>0.2857016252</text:p>
          </table:table-cell>
          <table:table-cell office:value-type="float" office:value="0.273010264721" calcext:value-type="float">
            <text:p>0.2730102647</text:p>
          </table:table-cell>
          <table:table-cell office:value-type="float" office:value="0.745332399037" calcext:value-type="float">
            <text:p>0.745332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51" calcext:value-type="float">
            <text:p>51</text:p>
          </table:table-cell>
          <table:table-cell office:value-type="float" office:value="40.6090830788" calcext:value-type="float">
            <text:p>40.6090830788</text:p>
          </table:table-cell>
          <table:table-cell office:value-type="float" office:value="-0.133423507214" calcext:value-type="float">
            <text:p>-0.1334235072</text:p>
          </table:table-cell>
          <table:table-cell office:value-type="float" office:value="21.5543403625" calcext:value-type="float">
            <text:p>21.5543403625</text:p>
          </table:table-cell>
          <table:table-cell office:value-type="float" office:value="5.3027517423" calcext:value-type="float">
            <text:p>5.3027517423</text:p>
          </table:table-cell>
          <table:table-cell office:value-type="float" office:value="6.58239984512" calcext:value-type="float">
            <text:p>6.5823998451</text:p>
          </table:table-cell>
          <table:table-cell office:value-type="float" office:value="5.98767471313" calcext:value-type="float">
            <text:p>5.9876747131</text:p>
          </table:table-cell>
          <table:table-cell office:value-type="float" office:value="1.3153399229" calcext:value-type="float">
            <text:p>1.31533992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96256530957" calcext:value-type="float">
            <text:p>0.796256531</text:p>
          </table:table-cell>
          <table:table-cell office:value-type="float" office:value="0.358587996485" calcext:value-type="float">
            <text:p>0.3585879965</text:p>
          </table:table-cell>
          <table:table-cell office:value-type="float" office:value="-19.3817636702" calcext:value-type="float">
            <text:p>-19.3817636702</text:p>
          </table:table-cell>
          <table:table-cell office:value-type="float" office:value="0.487212986638" calcext:value-type="float">
            <text:p>0.4872129866</text:p>
          </table:table-cell>
          <table:table-cell office:value-type="float" office:value="1.01298175413" calcext:value-type="float">
            <text:p>1.0129817541</text:p>
          </table:table-cell>
          <table:table-cell office:value-type="float" office:value="0.822618298578" calcext:value-type="float">
            <text:p>0.8226182986</text:p>
          </table:table-cell>
          <table:table-cell office:value-type="float" office:value="0.990519117721" calcext:value-type="float">
            <text:p>0.9905191177</text:p>
          </table:table-cell>
          <table:table-cell office:value-type="float" office:value="1.00000000864" calcext:value-type="float">
            <text:p>1.0000000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JetsM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G2J</text:p>
          </table:table-cell>
          <table:table-cell office:value-type="float" office:value="437" calcext:value-type="float">
            <text:p>437</text:p>
          </table:table-cell>
          <table:table-cell office:value-type="float" office:value="917.470020294" calcext:value-type="float">
            <text:p>917.470020294</text:p>
          </table:table-cell>
          <table:table-cell office:value-type="float" office:value="235.683044434" calcext:value-type="float">
            <text:p>235.683044434</text:p>
          </table:table-cell>
          <table:table-cell office:value-type="float" office:value="319.167907715" calcext:value-type="float">
            <text:p>319.167907715</text:p>
          </table:table-cell>
          <table:table-cell office:value-type="float" office:value="93.8145675659" calcext:value-type="float">
            <text:p>93.8145675659</text:p>
          </table:table-cell>
          <table:table-cell office:value-type="float" office:value="173.657150269" calcext:value-type="float">
            <text:p>173.657150269</text:p>
          </table:table-cell>
          <table:table-cell office:value-type="float" office:value="80.6956863403" calcext:value-type="float">
            <text:p>80.6956863403</text:p>
          </table:table-cell>
          <table:table-cell office:value-type="float" office:value="14.4516639709" calcext:value-type="float">
            <text:p>14.45166397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09947373065" calcext:value-type="float">
            <text:p>2.0994737307</text:p>
          </table:table-cell>
          <table:table-cell office:value-type="float" office:value="0.0521832230134" calcext:value-type="float">
            <text:p>0.052183223</text:p>
          </table:table-cell>
          <table:table-cell office:value-type="float" office:value="0.102057873129" calcext:value-type="float">
            <text:p>0.1020578731</text:p>
          </table:table-cell>
          <table:table-cell office:value-type="float" office:value="0.0870955266811" calcext:value-type="float">
            <text:p>0.0870955267</text:p>
          </table:table-cell>
          <table:table-cell office:value-type="float" office:value="0.161821173895" calcext:value-type="float">
            <text:p>0.1618211739</text:p>
          </table:table-cell>
          <table:table-cell office:value-type="float" office:value="0.124292550648" calcext:value-type="float">
            <text:p>0.1242925506</text:p>
          </table:table-cell>
          <table:table-cell office:value-type="float" office:value="0.176368103715" calcext:value-type="float">
            <text:p>0.1763681037</text:p>
          </table:table-cell>
          <table:table-cell office:value-type="float" office:value="0.448247829791" calcext:value-type="float">
            <text:p>0.448247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2J1T</text:p>
          </table:table-cell>
          <table:table-cell office:value-type="float" office:value="237" calcext:value-type="float">
            <text:p>237</text:p>
          </table:table-cell>
          <table:table-cell office:value-type="float" office:value="489.241676331" calcext:value-type="float">
            <text:p>489.241676331</text:p>
          </table:table-cell>
          <table:table-cell office:value-type="float" office:value="129.211105347" calcext:value-type="float">
            <text:p>129.211105347</text:p>
          </table:table-cell>
          <table:table-cell office:value-type="float" office:value="180.428321838" calcext:value-type="float">
            <text:p>180.428321838</text:p>
          </table:table-cell>
          <table:table-cell office:value-type="float" office:value="53.3816337585" calcext:value-type="float">
            <text:p>53.3816337585</text:p>
          </table:table-cell>
          <table:table-cell office:value-type="float" office:value="73.6523284912" calcext:value-type="float">
            <text:p>73.6523284912</text:p>
          </table:table-cell>
          <table:table-cell office:value-type="float" office:value="46.4584217072" calcext:value-type="float">
            <text:p>46.4584217072</text:p>
          </table:table-cell>
          <table:table-cell office:value-type="float" office:value="6.1098651886" calcext:value-type="float">
            <text:p>6.10986518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06431087059" calcext:value-type="float">
            <text:p>2.0643108706</text:p>
          </table:table-cell>
          <table:table-cell office:value-type="float" office:value="0.0706112255588" calcext:value-type="float">
            <text:p>0.0706112256</text:p>
          </table:table-cell>
          <table:table-cell office:value-type="float" office:value="0.135967491128" calcext:value-type="float">
            <text:p>0.1359674911</text:p>
          </table:table-cell>
          <table:table-cell office:value-type="float" office:value="0.116928876674" calcext:value-type="float">
            <text:p>0.1169288767</text:p>
          </table:table-cell>
          <table:table-cell office:value-type="float" office:value="0.210485164513" calcext:value-type="float">
            <text:p>0.2104851645</text:p>
          </table:table-cell>
          <table:table-cell office:value-type="float" office:value="0.18318676471" calcext:value-type="float">
            <text:p>0.1831867647</text:p>
          </table:table-cell>
          <table:table-cell office:value-type="float" office:value="0.228308748289" calcext:value-type="float">
            <text:p>0.2283087483</text:p>
          </table:table-cell>
          <table:table-cell office:value-type="float" office:value="0.711226161432" calcext:value-type="float">
            <text:p>0.7112261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NoLeptons</text:p>
          </table:table-cell>
          <table:table-cell office:value-type="float" office:value="390" calcext:value-type="float">
            <text:p>390</text:p>
          </table:table-cell>
          <table:table-cell office:value-type="float" office:value="823.655191422" calcext:value-type="float">
            <text:p>823.655191422</text:p>
          </table:table-cell>
          <table:table-cell office:value-type="float" office:value="233.562957764" calcext:value-type="float">
            <text:p>233.562957764</text:p>
          </table:table-cell>
          <table:table-cell office:value-type="float" office:value="283.460144043" calcext:value-type="float">
            <text:p>283.460144043</text:p>
          </table:table-cell>
          <table:table-cell office:value-type="float" office:value="91.0562057495" calcext:value-type="float">
            <text:p>91.0562057495</text:p>
          </table:table-cell>
          <table:table-cell office:value-type="float" office:value="128.477722168" calcext:value-type="float">
            <text:p>128.477722168</text:p>
          </table:table-cell>
          <table:table-cell office:value-type="float" office:value="72.6464977264" calcext:value-type="float">
            <text:p>72.6464977264</text:p>
          </table:table-cell>
          <table:table-cell office:value-type="float" office:value="14.4516639709" calcext:value-type="float">
            <text:p>14.45166397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1193638826" calcext:value-type="float">
            <text:p>2.1119363883</text:p>
          </table:table-cell>
          <table:table-cell office:value-type="float" office:value="0.055169337544" calcext:value-type="float">
            <text:p>0.0551693375</text:p>
          </table:table-cell>
          <table:table-cell office:value-type="float" office:value="0.102613169248" calcext:value-type="float">
            <text:p>0.1026131692</text:p>
          </table:table-cell>
          <table:table-cell office:value-type="float" office:value="0.0921681636028" calcext:value-type="float">
            <text:p>0.0921681636</text:p>
          </table:table-cell>
          <table:table-cell office:value-type="float" office:value="0.164319116549" calcext:value-type="float">
            <text:p>0.1643191165</text:p>
          </table:table-cell>
          <table:table-cell office:value-type="float" office:value="0.146892218538" calcext:value-type="float">
            <text:p>0.1468922185</text:p>
          </table:table-cell>
          <table:table-cell office:value-type="float" office:value="0.187669238419" calcext:value-type="float">
            <text:p>0.1876692384</text:p>
          </table:table-cell>
          <table:table-cell office:value-type="float" office:value="0.448247829791" calcext:value-type="float">
            <text:p>0.448247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5" calcext:value-type="float">
            <text:p>25</text:p>
          </table:table-cell>
          <table:table-cell office:value-type="float" office:value="48.1555342078" calcext:value-type="float">
            <text:p>48.1555342078</text:p>
          </table:table-cell>
          <table:table-cell office:value-type="float" office:value="1.97716963291" calcext:value-type="float">
            <text:p>1.9771696329</text:p>
          </table:table-cell>
          <table:table-cell office:value-type="float" office:value="15.6704115868" calcext:value-type="float">
            <text:p>15.6704115868</text:p>
          </table:table-cell>
          <table:table-cell office:value-type="float" office:value="2.5087761879" calcext:value-type="float">
            <text:p>2.5087761879</text:p>
          </table:table-cell>
          <table:table-cell office:value-type="float" office:value="25.7262115479" calcext:value-type="float">
            <text:p>25.7262115479</text:p>
          </table:table-cell>
          <table:table-cell office:value-type="float" office:value="2.2729652524" calcext:value-type="float">
            <text:p>2.27296525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2622136831" calcext:value-type="float">
            <text:p>1.9262213683</text:p>
          </table:table-cell>
          <table:table-cell office:value-type="float" office:value="0.218680601109" calcext:value-type="float">
            <text:p>0.2186806011</text:p>
          </table:table-cell>
          <table:table-cell office:value-type="float" office:value="0.960975289178" calcext:value-type="float">
            <text:p>0.9609752892</text:p>
          </table:table-cell>
          <table:table-cell office:value-type="float" office:value="0.38699239851" calcext:value-type="float">
            <text:p>0.3869923985</text:p>
          </table:table-cell>
          <table:table-cell office:value-type="float" office:value="1.00000008364" calcext:value-type="float">
            <text:p>1.0000000836</text:p>
          </table:table-cell>
          <table:table-cell office:value-type="float" office:value="0.3035434601" calcext:value-type="float">
            <text:p>0.3035434601</text:p>
          </table:table-cell>
          <table:table-cell office:value-type="float" office:value="0.791220135677" calcext:value-type="float">
            <text:p>0.79122013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GJet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G2J</text:p>
          </table:table-cell>
          <table:table-cell office:value-type="float" office:value="9997" calcext:value-type="float">
            <text:p>9997</text:p>
          </table:table-cell>
          <table:table-cell office:value-type="float" office:value="261.86813268" calcext:value-type="float">
            <text:p>261.86813268</text:p>
          </table:table-cell>
          <table:table-cell office:value-type="float" office:value="1.25975608826" calcext:value-type="float">
            <text:p>1.2597560883</text:p>
          </table:table-cell>
          <table:table-cell office:value-type="float" office:value="134.360027313" calcext:value-type="float">
            <text:p>134.360027313</text:p>
          </table:table-cell>
          <table:table-cell office:value-type="float" office:value="0.507174506783" calcext:value-type="float">
            <text:p>0.5071745068</text:p>
          </table:table-cell>
          <table:table-cell office:value-type="float" office:value="92.5768280029" calcext:value-type="float">
            <text:p>92.5768280029</text:p>
          </table:table-cell>
          <table:table-cell office:value-type="float" office:value="33.1674470901" calcext:value-type="float">
            <text:p>33.1674470901</text:p>
          </table:table-cell>
          <table:table-cell office:value-type="float" office:value="-0.00310032092966" calcext:value-type="float">
            <text:p>-0.0031003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261946716695" calcext:value-type="float">
            <text:p>0.0261946717</text:p>
          </table:table-cell>
          <table:table-cell office:value-type="float" office:value="0.0335731854385" calcext:value-type="float">
            <text:p>0.0335731854</text:p>
          </table:table-cell>
          <table:table-cell office:value-type="float" office:value="0.562399528162" calcext:value-type="float">
            <text:p>0.5623995282</text:p>
          </table:table-cell>
          <table:table-cell office:value-type="float" office:value="0.0474168804973" calcext:value-type="float">
            <text:p>0.0474168805</text:p>
          </table:table-cell>
          <table:table-cell office:value-type="float" office:value="0.879609967177" calcext:value-type="float">
            <text:p>0.8796099672</text:p>
          </table:table-cell>
          <table:table-cell office:value-type="float" office:value="0.0554096933102" calcext:value-type="float">
            <text:p>0.0554096933</text:p>
          </table:table-cell>
          <table:table-cell office:value-type="float" office:value="0.0935605430686" calcext:value-type="float">
            <text:p>0.0935605431</text:p>
          </table:table-cell>
          <table:table-cell office:value-type="float" office:value="-80.3670439488" calcext:value-type="float">
            <text:p>-80.3670439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2J1T</text:p>
          </table:table-cell>
          <table:table-cell office:value-type="float" office:value="4700" calcext:value-type="float">
            <text:p>4700</text:p>
          </table:table-cell>
          <table:table-cell office:value-type="float" office:value="120.978632912" calcext:value-type="float">
            <text:p>120.978632912</text:p>
          </table:table-cell>
          <table:table-cell office:value-type="float" office:value="0.174137100577" calcext:value-type="float">
            <text:p>0.1741371006</text:p>
          </table:table-cell>
          <table:table-cell office:value-type="float" office:value="65.0763492584" calcext:value-type="float">
            <text:p>65.0763492584</text:p>
          </table:table-cell>
          <table:table-cell office:value-type="float" office:value="0.071950212121" calcext:value-type="float">
            <text:p>0.0719502121</text:p>
          </table:table-cell>
          <table:table-cell office:value-type="float" office:value="40.2649879456" calcext:value-type="float">
            <text:p>40.2649879456</text:p>
          </table:table-cell>
          <table:table-cell office:value-type="float" office:value="15.4099664688" calcext:value-type="float">
            <text:p>15.4099664688</text:p>
          </table:table-cell>
          <table:table-cell office:value-type="float" office:value="-0.0187580734491" calcext:value-type="float">
            <text:p>-0.01875807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257401346621" calcext:value-type="float">
            <text:p>0.0257401347</text:p>
          </table:table-cell>
          <table:table-cell office:value-type="float" office:value="0.0487998682659" calcext:value-type="float">
            <text:p>0.0487998683</text:p>
          </table:table-cell>
          <table:table-cell office:value-type="float" office:value="2.39407203047" calcext:value-type="float">
            <text:p>2.3940720305</text:p>
          </table:table-cell>
          <table:table-cell office:value-type="float" office:value="0.0668468495508" calcext:value-type="float">
            <text:p>0.0668468496</text:p>
          </table:table-cell>
          <table:table-cell office:value-type="float" office:value="4.66846472889" calcext:value-type="float">
            <text:p>4.6684647289</text:p>
          </table:table-cell>
          <table:table-cell office:value-type="float" office:value="0.0836662188526" calcext:value-type="float">
            <text:p>0.0836662189</text:p>
          </table:table-cell>
          <table:table-cell office:value-type="float" office:value="0.133965692822" calcext:value-type="float">
            <text:p>0.1339656928</text:p>
          </table:table-cell>
          <table:table-cell office:value-type="float" office:value="-9.68687662931" calcext:value-type="float">
            <text:p>-9.6868766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NoLeptons</text:p>
          </table:table-cell>
          <table:table-cell office:value-type="float" office:value="8300" calcext:value-type="float">
            <text:p>8300</text:p>
          </table:table-cell>
          <table:table-cell office:value-type="float" office:value="219.443750493" calcext:value-type="float">
            <text:p>219.443750493</text:p>
          </table:table-cell>
          <table:table-cell office:value-type="float" office:value="1.30913710594" calcext:value-type="float">
            <text:p>1.3091371059</text:p>
          </table:table-cell>
          <table:table-cell office:value-type="float" office:value="119.274051666" calcext:value-type="float">
            <text:p>119.274051666</text:p>
          </table:table-cell>
          <table:table-cell office:value-type="float" office:value="0.342794418335" calcext:value-type="float">
            <text:p>0.3427944183</text:p>
          </table:table-cell>
          <table:table-cell office:value-type="float" office:value="71.5945205688" calcext:value-type="float">
            <text:p>71.5945205688</text:p>
          </table:table-cell>
          <table:table-cell office:value-type="float" office:value="26.8092021942" calcext:value-type="float">
            <text:p>26.8092021942</text:p>
          </table:table-cell>
          <table:table-cell office:value-type="float" office:value="0.11404453963" calcext:value-type="float">
            <text:p>0.11404453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264390060835" calcext:value-type="float">
            <text:p>0.0264390061</text:p>
          </table:table-cell>
          <table:table-cell office:value-type="float" office:value="0.036676015298" calcext:value-type="float">
            <text:p>0.0366760153</text:p>
          </table:table-cell>
          <table:table-cell office:value-type="float" office:value="0.525619243831" calcext:value-type="float">
            <text:p>0.5256192438</text:p>
          </table:table-cell>
          <table:table-cell office:value-type="float" office:value="0.0499249135834" calcext:value-type="float">
            <text:p>0.0499249136</text:p>
          </table:table-cell>
          <table:table-cell office:value-type="float" office:value="1.25645702212" calcext:value-type="float">
            <text:p>1.2564570221</text:p>
          </table:table-cell>
          <table:table-cell office:value-type="float" office:value="0.0637741665437" calcext:value-type="float">
            <text:p>0.0637741665</text:p>
          </table:table-cell>
          <table:table-cell office:value-type="float" office:value="0.103919944091" calcext:value-type="float">
            <text:p>0.1039199441</text:p>
          </table:table-cell>
          <table:table-cell office:value-type="float" office:value="1.92826552361" calcext:value-type="float">
            <text:p>1.9282655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794" calcext:value-type="float">
            <text:p>794</text:p>
          </table:table-cell>
          <table:table-cell office:value-type="float" office:value="18.5925991461" calcext:value-type="float">
            <text:p>18.5925991461</text:p>
          </table:table-cell>
          <table:table-cell office:value-type="float" office:value="-0.0644016638398" calcext:value-type="float">
            <text:p>-0.0644016638</text:p>
          </table:table-cell>
          <table:table-cell office:value-type="float" office:value="7.29628515244" calcext:value-type="float">
            <text:p>7.2962851524</text:p>
          </table:table-cell>
          <table:table-cell office:value-type="float" office:value="0.165798515081" calcext:value-type="float">
            <text:p>0.1657985151</text:p>
          </table:table-cell>
          <table:table-cell office:value-type="float" office:value="7.79976987839" calcext:value-type="float">
            <text:p>7.7997698784</text:p>
          </table:table-cell>
          <table:table-cell office:value-type="float" office:value="3.395147264" calcext:value-type="float">
            <text:p>3.3951472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234163717205" calcext:value-type="float">
            <text:p>0.0234163717</text:p>
          </table:table-cell>
          <table:table-cell office:value-type="float" office:value="0.125746312924" calcext:value-type="float">
            <text:p>0.1257463129</text:p>
          </table:table-cell>
          <table:table-cell office:value-type="float" office:value="-1.0559607778" calcext:value-type="float">
            <text:p>-1.0559607778</text:p>
          </table:table-cell>
          <table:table-cell office:value-type="float" office:value="0.207439718598" calcext:value-type="float">
            <text:p>0.2074397186</text:p>
          </table:table-cell>
          <table:table-cell office:value-type="float" office:value="0.707470476899" calcext:value-type="float">
            <text:p>0.7074704769</text:p>
          </table:table-cell>
          <table:table-cell office:value-type="float" office:value="0.196929830544" calcext:value-type="float">
            <text:p>0.1969298305</text:p>
          </table:table-cell>
          <table:table-cell office:value-type="float" office:value="0.263032602097" calcext:value-type="float">
            <text:p>0.26303260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G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G2J</text:p>
          </table:table-cell>
          <table:table-cell office:value-type="float" office:value="47843" calcext:value-type="float">
            <text:p>47843</text:p>
          </table:table-cell>
          <table:table-cell office:value-type="float" office:value="20.0643071348" calcext:value-type="float">
            <text:p>20.0643071348</text:p>
          </table:table-cell>
          <table:table-cell office:value-type="float" office:value="0.014159200713" calcext:value-type="float">
            <text:p>0.0141592007</text:p>
          </table:table-cell>
          <table:table-cell office:value-type="float" office:value="1.51524651051" calcext:value-type="float">
            <text:p>1.5152465105</text:p>
          </table:table-cell>
          <table:table-cell office:value-type="float" office:value="0.00423396728002" calcext:value-type="float">
            <text:p>0.0042339673</text:p>
          </table:table-cell>
          <table:table-cell office:value-type="float" office:value="18.2091464996" calcext:value-type="float">
            <text:p>18.2091464996</text:p>
          </table:table-cell>
          <table:table-cell office:value-type="float" office:value="0.319460645318" calcext:value-type="float">
            <text:p>0.3194606453</text:p>
          </table:table-cell>
          <table:table-cell office:value-type="float" office:value="0.00206031138077" calcext:value-type="float">
            <text:p>0.00206031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419378114559" calcext:value-type="float">
            <text:p>0.0004193781</text:p>
          </table:table-cell>
          <table:table-cell office:value-type="float" office:value="0.00936426055004" calcext:value-type="float">
            <text:p>0.0093642606</text:p>
          </table:table-cell>
          <table:table-cell office:value-type="float" office:value="0.396284261191" calcext:value-type="float">
            <text:p>0.3962842612</text:p>
          </table:table-cell>
          <table:table-cell office:value-type="float" office:value="0.0335182643437" calcext:value-type="float">
            <text:p>0.0335182643</text:p>
          </table:table-cell>
          <table:table-cell office:value-type="float" office:value="0.606113488761" calcext:value-type="float">
            <text:p>0.6061134888</text:p>
          </table:table-cell>
          <table:table-cell office:value-type="float" office:value="0.0098300628983" calcext:value-type="float">
            <text:p>0.0098300629</text:p>
          </table:table-cell>
          <table:table-cell office:value-type="float" office:value="0.0793027690625" calcext:value-type="float">
            <text:p>0.0793027691</text:p>
          </table:table-cell>
          <table:table-cell office:value-type="float" office:value="0.748323587494" calcext:value-type="float">
            <text:p>0.7483235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2J1T</text:p>
          </table:table-cell>
          <table:table-cell office:value-type="float" office:value="22204" calcext:value-type="float">
            <text:p>22204</text:p>
          </table:table-cell>
          <table:table-cell office:value-type="float" office:value="9.3115890004" calcext:value-type="float">
            <text:p>9.3115890004</text:p>
          </table:table-cell>
          <table:table-cell office:value-type="float" office:value="0.00444561475888" calcext:value-type="float">
            <text:p>0.0044456148</text:p>
          </table:table-cell>
          <table:table-cell office:value-type="float" office:value="0.739058047533" calcext:value-type="float">
            <text:p>0.7390580475</text:p>
          </table:table-cell>
          <table:table-cell office:value-type="float" office:value="0.0022707497701" calcext:value-type="float">
            <text:p>0.0022707498</text:p>
          </table:table-cell>
          <table:table-cell office:value-type="float" office:value="8.43569850922" calcext:value-type="float">
            <text:p>8.4356985092</text:p>
          </table:table-cell>
          <table:table-cell office:value-type="float" office:value="0.1294590123" calcext:value-type="float">
            <text:p>0.1294590123</text:p>
          </table:table-cell>
          <table:table-cell office:value-type="float" office:value="0.000657066819258" calcext:value-type="float">
            <text:p>0.00065706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419365384633" calcext:value-type="float">
            <text:p>0.0004193654</text:p>
          </table:table-cell>
          <table:table-cell office:value-type="float" office:value="0.0136390965102" calcext:value-type="float">
            <text:p>0.0136390965</text:p>
          </table:table-cell>
          <table:table-cell office:value-type="float" office:value="0.443952760806" calcext:value-type="float">
            <text:p>0.4439527608</text:p>
          </table:table-cell>
          <table:table-cell office:value-type="float" office:value="0.0468813818881" calcext:value-type="float">
            <text:p>0.0468813819</text:p>
          </table:table-cell>
          <table:table-cell office:value-type="float" office:value="0.945455433865" calcext:value-type="float">
            <text:p>0.9454554339</text:p>
          </table:table-cell>
          <table:table-cell office:value-type="float" office:value="0.0143357521995" calcext:value-type="float">
            <text:p>0.0143357522</text:p>
          </table:table-cell>
          <table:table-cell office:value-type="float" office:value="0.132768196913" calcext:value-type="float">
            <text:p>0.1327681969</text:p>
          </table:table-cell>
          <table:table-cell office:value-type="float" office:value="1.00000000058" calcext:value-type="float">
            <text:p>1.0000000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NoLeptons</text:p>
          </table:table-cell>
          <table:table-cell office:value-type="float" office:value="35344" calcext:value-type="float">
            <text:p>35344</text:p>
          </table:table-cell>
          <table:table-cell office:value-type="float" office:value="14.8734401602" calcext:value-type="float">
            <text:p>14.8734401602</text:p>
          </table:table-cell>
          <table:table-cell office:value-type="float" office:value="0.0151354726404" calcext:value-type="float">
            <text:p>0.0151354726</text:p>
          </table:table-cell>
          <table:table-cell office:value-type="float" office:value="1.24449402094" calcext:value-type="float">
            <text:p>1.2444940209</text:p>
          </table:table-cell>
          <table:table-cell office:value-type="float" office:value="0.00306352064945" calcext:value-type="float">
            <text:p>0.0030635206</text:p>
          </table:table-cell>
          <table:table-cell office:value-type="float" office:value="13.3565196991" calcext:value-type="float">
            <text:p>13.3565196991</text:p>
          </table:table-cell>
          <table:table-cell office:value-type="float" office:value="0.252167135477" calcext:value-type="float">
            <text:p>0.2521671355</text:p>
          </table:table-cell>
          <table:table-cell office:value-type="float" office:value="0.00206031138077" calcext:value-type="float">
            <text:p>0.0020603114</text:p>
          </table:table-cell>
          <table:table-cell table:number-columns-repeated="3"/>
          <table:table-cell office:value-type="string" calcext:value-type="string">
            <text:p><text:a xlink:href="mailto:amc@nlo" xlink:type="simple">amc@nlo</text:a>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/>
          <table:table-cell office:value-type="float" office:value="0.000420819379815" calcext:value-type="float">
            <text:p>0.0004208194</text:p>
          </table:table-cell>
          <table:table-cell office:value-type="float" office:value="0.0109667530468" calcext:value-type="float">
            <text:p>0.010966753</text:p>
          </table:table-cell>
          <table:table-cell office:value-type="float" office:value="0.338009953142" calcext:value-type="float">
            <text:p>0.3380099531</text:p>
          </table:table-cell>
          <table:table-cell office:value-type="float" office:value="0.0374468290641" calcext:value-type="float">
            <text:p>0.0374468291</text:p>
          </table:table-cell>
          <table:table-cell office:value-type="float" office:value="0.745484050236" calcext:value-type="float">
            <text:p>0.7454840502</text:p>
          </table:table-cell>
          <table:table-cell office:value-type="float" office:value="0.0115702248831" calcext:value-type="float">
            <text:p>0.0115702249</text:p>
          </table:table-cell>
          <table:table-cell office:value-type="float" office:value="0.090294769219" calcext:value-type="float">
            <text:p>0.0902947692</text:p>
          </table:table-cell>
          <table:table-cell office:value-type="float" office:value="0.748323587494" calcext:value-type="float">
            <text:p>0.7483235875</text:p>
          </table:table-cell>
          <table:table-cell table:number-columns-repeated="2"/>
          <table:table-cell office:value-type="string" calcext:value-type="string">
            <text:p>DiG2J</text:p>
          </table:table-cell>
          <table:table-cell table:formula="of:=TEXT([.C3];&quot;0.0&quot;)&amp;&quot;±&quot;&amp;TEXT([.C4];&quot;0.0%&quot;)" office:value-type="string" office:string-value="745.6±10.0%" calcext:value-type="string">
            <text:p>745.6±10.0%</text:p>
          </table:table-cell>
          <table:table-cell table:style-name="ce1" table:formula="of:=TEXT([.C12];&quot;0.0&quot;)&amp;&quot;±&quot;&amp;TEXT([.C13];&quot;0.0%&quot;)" office:value-type="string" office:string-value="917.5±5.2%" calcext:value-type="string">
            <text:p>917.5±5.2%</text:p>
          </table:table-cell>
          <table:table-cell table:style-name="ce1" table:formula="of:=TEXT([.C21];&quot;0.0&quot;)&amp;&quot;±&quot;&amp;TEXT([.C22];&quot;0.0%&quot;)" office:value-type="string" office:string-value="261.9±3.4%" calcext:value-type="string">
            <text:p>261.9±3.4%</text:p>
          </table:table-cell>
          <table:table-cell table:formula="of:=TEXT([.C30];&quot;0.0&quot;)&amp;&quot;±&quot;&amp;TEXT([.C31];&quot;0.0%&quot;)" office:value-type="string" office:string-value="20.1±0.9%" calcext:value-type="string">
            <text:p>20.1±0.9%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5854" calcext:value-type="float">
            <text:p>5854</text:p>
          </table:table-cell>
          <table:table-cell office:value-type="float" office:value="2.43628628459" calcext:value-type="float">
            <text:p>2.4362862846</text:p>
          </table:table-cell>
          <table:table-cell office:value-type="float" office:value="0" calcext:value-type="float">
            <text:p>0</text:p>
          </table:table-cell>
          <table:table-cell office:value-type="float" office:value="0.120968125761" calcext:value-type="float">
            <text:p>0.1209681258</text:p>
          </table:table-cell>
          <table:table-cell office:value-type="float" office:value="0" calcext:value-type="float">
            <text:p>0</text:p>
          </table:table-cell>
          <table:table-cell office:value-type="float" office:value="2.27956390381" calcext:value-type="float">
            <text:p>2.2795639038</text:p>
          </table:table-cell>
          <table:table-cell office:value-type="float" office:value="0.0357542550191" calcext:value-type="float">
            <text:p>0.035754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2J1T</text:p>
          </table:table-cell>
          <table:table-cell table:formula="of:=TEXT([.C5];&quot;0.0&quot;)&amp;&quot;±&quot;&amp;TEXT([.C6];&quot;0.0%&quot;)" office:value-type="string" office:string-value="335.2±15.0%" calcext:value-type="string">
            <text:p>335.2±15.0%</text:p>
          </table:table-cell>
          <table:table-cell table:style-name="ce1" table:formula="of:=TEXT([.C14];&quot;0.0&quot;)&amp;&quot;±&quot;&amp;TEXT([.C15];&quot;0.0%&quot;)" office:value-type="string" office:string-value="489.2±7.1%" calcext:value-type="string">
            <text:p>489.2±7.1%</text:p>
          </table:table-cell>
          <table:table-cell table:style-name="ce1" table:formula="of:=TEXT([.C23];&quot;0.0&quot;)&amp;&quot;±&quot;&amp;TEXT([.C24];&quot;0.0%&quot;)" office:value-type="string" office:string-value="121.0±4.9%" calcext:value-type="string">
            <text:p>121.0±4.9%</text:p>
          </table:table-cell>
          <table:table-cell table:style-name="ce1" table:formula="of:=TEXT([.C32];&quot;0.0&quot;)&amp;&quot;±&quot;&amp;TEXT([.C33];&quot;0.0%&quot;)" office:value-type="string" office:string-value="9.3±1.4%" calcext:value-type="string">
            <text:p>9.3±1.4%</text:p>
          </table:table-cell>
        </table:table-row>
        <table:table-row table:style-name="ro1">
          <table:table-cell/>
          <table:table-cell office:value-type="float" office:value="0.000416174630097" calcext:value-type="float">
            <text:p>0.0004161746</text:p>
          </table:table-cell>
          <table:table-cell office:value-type="float" office:value="0.0258860072952" calcext:value-type="float">
            <text:p>0.0258860073</text:p>
          </table:table-cell>
          <table:table-cell office:value-type="float" office:value="0" calcext:value-type="float">
            <text:p>0</text:p>
          </table:table-cell>
          <table:table-cell office:value-type="float" office:value="0.112231257187" calcext:value-type="float">
            <text:p>0.1122312572</text:p>
          </table:table-cell>
          <table:table-cell office:value-type="float" office:value="0" calcext:value-type="float">
            <text:p>0</text:p>
          </table:table-cell>
          <table:table-cell office:value-type="float" office:value="0.0268144640446" calcext:value-type="float">
            <text:p>0.026814464</text:p>
          </table:table-cell>
          <table:table-cell office:value-type="float" office:value="0.210540330232" calcext:value-type="float">
            <text:p>0.2105403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R</text:p>
          </table:table-cell>
          <table:table-cell table:formula="of:=TEXT([.C9];&quot;0.0&quot;)&amp;&quot;±&quot;&amp;TEXT([.C10];&quot;0.0%&quot;)" office:value-type="string" office:string-value="40.6±35.9%" calcext:value-type="string">
            <text:p>40.6±35.9%</text:p>
          </table:table-cell>
          <table:table-cell table:style-name="ce1" table:formula="of:=TEXT([.C18];&quot;0.0&quot;)&amp;&quot;±&quot;&amp;TEXT([.C19];&quot;0.0%&quot;)" office:value-type="string" office:string-value="48.2±21.9%" calcext:value-type="string">
            <text:p>48.2±21.9%</text:p>
          </table:table-cell>
          <table:table-cell table:style-name="ce1" table:formula="of:=TEXT([.C27];&quot;0.0&quot;)&amp;&quot;±&quot;&amp;TEXT([.C28];&quot;0.0%&quot;)" office:value-type="string" office:string-value="18.6±12.6%" calcext:value-type="string">
            <text:p>18.6±12.6%</text:p>
          </table:table-cell>
          <table:table-cell table:style-name="ce1" table:formula="of:=TEXT([.C36];&quot;0.0&quot;)&amp;&quot;±&quot;&amp;TEXT([.C37];&quot;0.0%&quot;)" office:value-type="string" office:string-value="2.4±2.6%" calcext:value-type="string">
            <text:p>2.4±2.6%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SR amc,ttg</text:p>
          </table:table-cell>
          <table:table-cell/>
          <table:table-cell table:formula="of:=SUM([.D43:.I43])" office:value-type="float" office:value="19.455664478236" calcext:value-type="float">
            <text:p>19.4556644782</text:p>
          </table:table-cell>
          <table:table-cell table:formula="of:=[.D9]" office:value-type="float" office:value="-0.133423507214" calcext:value-type="float">
            <text:p>-0.1334235072</text:p>
          </table:table-cell>
          <table:table-cell table:formula="of:=[.E27]" office:value-type="float" office:value="7.29628515244" calcext:value-type="float">
            <text:p>7.2962851524</text:p>
          </table:table-cell>
          <table:table-cell table:formula="of:=[.F9]" office:value-type="float" office:value="5.3027517423" calcext:value-type="float">
            <text:p>5.3027517423</text:p>
          </table:table-cell>
          <table:table-cell table:formula="of:=[.G36]" office:value-type="float" office:value="2.27956390381" calcext:value-type="float">
            <text:p>2.2795639038</text:p>
          </table:table-cell>
          <table:table-cell table:formula="of:=[.H27]" office:value-type="float" office:value="3.395147264" calcext:value-type="float">
            <text:p>3.395147264</text:p>
          </table:table-cell>
          <table:table-cell table:formula="of:=[.I9]" office:value-type="float" office:value="1.3153399229" calcext:value-type="float">
            <text:p>1.3153399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 MG,ttg</text:p>
          </table:table-cell>
          <table:table-cell/>
          <table:table-cell table:formula="of:=SUM([.D44:.I44])" office:value-type="float" office:value="17.45694214106" calcext:value-type="float">
            <text:p>17.4569421411</text:p>
          </table:table-cell>
          <table:table-cell table:formula="of:=[.D18]" office:value-type="float" office:value="1.97716963291" calcext:value-type="float">
            <text:p>1.9771696329</text:p>
          </table:table-cell>
          <table:table-cell table:formula="of:=[.E27]" office:value-type="float" office:value="7.29628515244" calcext:value-type="float">
            <text:p>7.2962851524</text:p>
          </table:table-cell>
          <table:table-cell table:formula="of:=[.F18]" office:value-type="float" office:value="2.5087761879" calcext:value-type="float">
            <text:p>2.5087761879</text:p>
          </table:table-cell>
          <table:table-cell table:formula="of:=[.G36]" office:value-type="float" office:value="2.27956390381" calcext:value-type="float">
            <text:p>2.2795639038</text:p>
          </table:table-cell>
          <table:table-cell table:formula="of:=[.H27]" office:value-type="float" office:value="3.395147264" calcext:value-type="float">
            <text:p>3.395147264</text:p>
          </table:table-cell>
          <table:table-cell table:formula="of:=[.I18]" office:value-type="float" office:value="0" calcext:value-type="float">
            <text:p>0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453.51pt" svg:height="255.09pt" svg:x="834.86pt" svg:y="2.83pt">
            <loext:p draw:notify-on-update-of-ranges="Sheet2.J1:Sheet2.J2 Sheet2.K1:Sheet2.M2 Sheet2.J3:Sheet2.J3 Sheet2.K3:Sheet2.M3 Sheet2.J5:Sheet2.J5 Sheet2.K5:Sheet2.M5 Sheet2.J9:Sheet2.J9 Sheet2.K9:Sheet2.M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840.33pt" svg:y="285.93pt">
            <loext:p draw:notify-on-update-of-ranges="Sheet2.J11:Sheet2.J11 Sheet2.K11:Sheet2.M11 Sheet2.J12:Sheet2.J12 Sheet2.K12:Sheet2.M12 Sheet2.J14:Sheet2.J14 Sheet2.K14:Sheet2.M14 Sheet2.J18:Sheet2.J18 Sheet2.K18:Sheet2.M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23.92pt" svg:y="497.51pt">
            <loext:p draw:notify-on-update-of-ranges="Sheet2.J20:Sheet2.J20 Sheet2.K20:Sheet2.M20 Sheet2.J21:Sheet2.J21 Sheet2.K21:Sheet2.M21 Sheet2.J23:Sheet2.J23 Sheet2.K23:Sheet2.M23 Sheet2.J27:Sheet2.J27 Sheet2.K27:Sheet2.M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496.12pt" svg:y="496.01pt">
            <loext:p draw:notify-on-update-of-ranges="Sheet2.J29:Sheet2.J29 Sheet2.K29:Sheet2.M29 Sheet2.J30:Sheet2.J30 Sheet2.K30:Sheet2.M30 Sheet2.J32:Sheet2.J32 Sheet2.K32:Sheet2.M32 Sheet2.J36:Sheet2.J36 Sheet2.K36:Sheet2.M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known-Promp</text:p>
          </table:table-cell>
          <table:table-cell office:value-type="string" calcext:value-type="string">
            <text:p>Unknown-Fak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Prompt-Fake</text:p>
          </table:table-cell>
          <table:table-cell office:value-type="string" calcext:value-type="string">
            <text:p>Fake</text:p>
          </table:table-cell>
          <table:table-cell/>
          <table:table-cell office:value-type="string" calcext:value-type="string">
            <text:p>FakeFake</text:p>
          </table:table-cell>
          <table:table-cell office:value-type="string" calcext:value-type="string">
            <text:p>FakePrompt</text:p>
          </table:table-cell>
          <table:table-cell office:value-type="string" calcext:value-type="string">
            <text:p>PromptPrompt</text:p>
          </table:table-cell>
        </table:table-row>
        <table:table-row table:style-name="ro1">
          <table:table-cell office:value-type="string" calcext:value-type="string">
            <text:p>TTJetsAM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G2J</text:p>
          </table:table-cell>
          <table:table-cell office:value-type="float" office:value="1295" calcext:value-type="float">
            <text:p>1295</text:p>
          </table:table-cell>
          <table:table-cell office:value-type="float" office:value="745.612649918" calcext:value-type="float">
            <text:p>745.612649918</text:p>
          </table:table-cell>
          <table:table-cell office:value-type="float" office:value="198.462341309" calcext:value-type="float">
            <text:p>198.462341309</text:p>
          </table:table-cell>
          <table:table-cell office:value-type="float" office:value="292.23059845" calcext:value-type="float">
            <text:p>292.23059845</text:p>
          </table:table-cell>
          <table:table-cell office:value-type="float" office:value="69.9786319733" calcext:value-type="float">
            <text:p>69.9786319733</text:p>
          </table:table-cell>
          <table:table-cell office:value-type="float" office:value="86.0528411865" calcext:value-type="float">
            <text:p>86.0528411865</text:p>
          </table:table-cell>
          <table:table-cell office:value-type="float" office:value="84.7577056885" calcext:value-type="float">
            <text:p>84.7577056885</text:p>
          </table:table-cell>
          <table:table-cell office:value-type="float" office:value="14.130531311" calcext:value-type="float">
            <text:p>14.130531311</text:p>
          </table:table-cell>
          <table:table-cell office:value-type="string" calcext:value-type="string">
            <text:p>DiG2J</text:p>
          </table:table-cell>
          <table:table-cell table:formula="of:=[.D3]+[.I3]+[.F3]" office:value-type="float" office:value="282.5715045933" calcext:value-type="float">
            <text:p>282.5715045933</text:p>
          </table:table-cell>
          <table:table-cell table:formula="of:=[.E3]+[.H3]" office:value-type="float" office:value="376.9883041385" calcext:value-type="float">
            <text:p>376.9883041385</text:p>
          </table:table-cell>
          <table:table-cell table:formula="of:=[.G3]" office:value-type="float" office:value="86.0528411865" calcext:value-type="float">
            <text:p>86.0528411865</text:p>
          </table:table-cell>
        </table:table-row>
        <table:table-row table:style-name="ro1">
          <table:table-cell/>
          <table:table-cell office:value-type="float" office:value="0.575762664029" calcext:value-type="float">
            <text:p>0.575762664</text:p>
          </table:table-cell>
          <table:table-cell office:value-type="float" office:value="0.099682245091" calcext:value-type="float">
            <text:p>0.0996822451</text:p>
          </table:table-cell>
          <table:table-cell office:value-type="float" office:value="0.197073078216" calcext:value-type="float">
            <text:p>0.1970730782</text:p>
          </table:table-cell>
          <table:table-cell office:value-type="float" office:value="0.15387463405" calcext:value-type="float">
            <text:p>0.1538746341</text:p>
          </table:table-cell>
          <table:table-cell office:value-type="float" office:value="0.407815039142" calcext:value-type="float">
            <text:p>0.4078150391</text:p>
          </table:table-cell>
          <table:table-cell office:value-type="float" office:value="0.270165400753" calcext:value-type="float">
            <text:p>0.2701654008</text:p>
          </table:table-cell>
          <table:table-cell office:value-type="float" office:value="0.270267496215" calcext:value-type="float">
            <text:p>0.2702674962</text:p>
          </table:table-cell>
          <table:table-cell office:value-type="float" office:value="0.681368042153" calcext:value-type="float">
            <text:p>0.6813680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2J1T</text:p>
          </table:table-cell>
          <table:table-cell office:value-type="float" office:value="620" calcext:value-type="float">
            <text:p>620</text:p>
          </table:table-cell>
          <table:table-cell office:value-type="float" office:value="335.151761532" calcext:value-type="float">
            <text:p>335.151761532</text:p>
          </table:table-cell>
          <table:table-cell office:value-type="float" office:value="93.5088882446" calcext:value-type="float">
            <text:p>93.5088882446</text:p>
          </table:table-cell>
          <table:table-cell office:value-type="float" office:value="115.016679764" calcext:value-type="float">
            <text:p>115.016679764</text:p>
          </table:table-cell>
          <table:table-cell office:value-type="float" office:value="29.8736181259" calcext:value-type="float">
            <text:p>29.8736181259</text:p>
          </table:table-cell>
          <table:table-cell office:value-type="float" office:value="49.1226882935" calcext:value-type="float">
            <text:p>49.1226882935</text:p>
          </table:table-cell>
          <table:table-cell office:value-type="float" office:value="40.0265541077" calcext:value-type="float">
            <text:p>40.0265541077</text:p>
          </table:table-cell>
          <table:table-cell office:value-type="float" office:value="7.60333299637" calcext:value-type="float">
            <text:p>7.6033329964</text:p>
          </table:table-cell>
          <table:table-cell office:value-type="string" calcext:value-type="string">
            <text:p>DiG2J1T</text:p>
          </table:table-cell>
          <table:table-cell table:formula="of:=[.D5]+[.I5]+[.F5]" office:value-type="float" office:value="130.98583936687" calcext:value-type="float">
            <text:p>130.9858393669</text:p>
          </table:table-cell>
          <table:table-cell table:formula="of:=[.E5]+[.H5]" office:value-type="float" office:value="155.0432338717" calcext:value-type="float">
            <text:p>155.0432338717</text:p>
          </table:table-cell>
          <table:table-cell table:formula="of:=[.G5]" office:value-type="float" office:value="49.1226882935" calcext:value-type="float">
            <text:p>49.1226882935</text:p>
          </table:table-cell>
        </table:table-row>
        <table:table-row table:style-name="ro1">
          <table:table-cell/>
          <table:table-cell office:value-type="float" office:value="0.540567357309" calcext:value-type="float">
            <text:p>0.5405673573</text:p>
          </table:table-cell>
          <table:table-cell office:value-type="float" office:value="0.1501793376" calcext:value-type="float">
            <text:p>0.1501793376</text:p>
          </table:table-cell>
          <table:table-cell office:value-type="float" office:value="0.290636217141" calcext:value-type="float">
            <text:p>0.2906362171</text:p>
          </table:table-cell>
          <table:table-cell office:value-type="float" office:value="0.260191376148" calcext:value-type="float">
            <text:p>0.2601913761</text:p>
          </table:table-cell>
          <table:table-cell office:value-type="float" office:value="0.615434765886" calcext:value-type="float">
            <text:p>0.6154347659</text:p>
          </table:table-cell>
          <table:table-cell office:value-type="float" office:value="0.315349701275" calcext:value-type="float">
            <text:p>0.3153497013</text:p>
          </table:table-cell>
          <table:table-cell office:value-type="float" office:value="0.405102191038" calcext:value-type="float">
            <text:p>0.405102191</text:p>
          </table:table-cell>
          <table:table-cell office:value-type="float" office:value="1.00434015895" calcext:value-type="float">
            <text:p>1.004340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NoLeptons</text:p>
          </table:table-cell>
          <table:table-cell office:value-type="float" office:value="1194" calcext:value-type="float">
            <text:p>1194</text:p>
          </table:table-cell>
          <table:table-cell office:value-type="float" office:value="673.149928093" calcext:value-type="float">
            <text:p>673.149928093</text:p>
          </table:table-cell>
          <table:table-cell office:value-type="float" office:value="192.84703064" calcext:value-type="float">
            <text:p>192.84703064</text:p>
          </table:table-cell>
          <table:table-cell office:value-type="float" office:value="249.853164673" calcext:value-type="float">
            <text:p>249.853164673</text:p>
          </table:table-cell>
          <table:table-cell office:value-type="float" office:value="67.540807724" calcext:value-type="float">
            <text:p>67.540807724</text:p>
          </table:table-cell>
          <table:table-cell office:value-type="float" office:value="72.3741378784" calcext:value-type="float">
            <text:p>72.3741378784</text:p>
          </table:table-cell>
          <table:table-cell office:value-type="float" office:value="77.7422866821" calcext:value-type="float">
            <text:p>77.7422866821</text:p>
          </table:table-cell>
          <table:table-cell office:value-type="float" office:value="12.7925004959" calcext:value-type="float">
            <text:p>12.7925004959</text:p>
          </table:table-cell>
          <table:table-cell office:value-type="string" calcext:value-type="string">
            <text:p>DiGNoLeptons</text:p>
          </table:table-cell>
          <table:table-cell table:formula="of:=[.D7]+[.I7]+[.F7]" office:value-type="float" office:value="273.1803388599" calcext:value-type="float">
            <text:p>273.1803388599</text:p>
          </table:table-cell>
          <table:table-cell table:formula="of:=[.E7]+[.H7]" office:value-type="float" office:value="327.5954513551" calcext:value-type="float">
            <text:p>327.5954513551</text:p>
          </table:table-cell>
          <table:table-cell table:formula="of:=[.G7]" office:value-type="float" office:value="72.3741378784" calcext:value-type="float">
            <text:p>72.3741378784</text:p>
          </table:table-cell>
        </table:table-row>
        <table:table-row table:style-name="ro1">
          <table:table-cell/>
          <table:table-cell office:value-type="float" office:value="0.563777159207" calcext:value-type="float">
            <text:p>0.5637771592</text:p>
          </table:table-cell>
          <table:table-cell office:value-type="float" office:value="0.105615130752" calcext:value-type="float">
            <text:p>0.1056151308</text:p>
          </table:table-cell>
          <table:table-cell office:value-type="float" office:value="0.201335272194" calcext:value-type="float">
            <text:p>0.2013352722</text:p>
          </table:table-cell>
          <table:table-cell office:value-type="float" office:value="0.170268639659" calcext:value-type="float">
            <text:p>0.1702686397</text:p>
          </table:table-cell>
          <table:table-cell office:value-type="float" office:value="0.4103567248" calcext:value-type="float">
            <text:p>0.4103567248</text:p>
          </table:table-cell>
          <table:table-cell office:value-type="float" office:value="0.2857016252" calcext:value-type="float">
            <text:p>0.2857016252</text:p>
          </table:table-cell>
          <table:table-cell office:value-type="float" office:value="0.273010264721" calcext:value-type="float">
            <text:p>0.2730102647</text:p>
          </table:table-cell>
          <table:table-cell office:value-type="float" office:value="0.745332399037" calcext:value-type="float">
            <text:p>0.745332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51" calcext:value-type="float">
            <text:p>51</text:p>
          </table:table-cell>
          <table:table-cell office:value-type="float" office:value="40.6090830788" calcext:value-type="float">
            <text:p>40.6090830788</text:p>
          </table:table-cell>
          <table:table-cell office:value-type="float" office:value="-0.133423507214" calcext:value-type="float">
            <text:p>-0.1334235072</text:p>
          </table:table-cell>
          <table:table-cell office:value-type="float" office:value="21.5543403625" calcext:value-type="float">
            <text:p>21.5543403625</text:p>
          </table:table-cell>
          <table:table-cell office:value-type="float" office:value="5.3027517423" calcext:value-type="float">
            <text:p>5.3027517423</text:p>
          </table:table-cell>
          <table:table-cell office:value-type="float" office:value="6.58239984512" calcext:value-type="float">
            <text:p>6.5823998451</text:p>
          </table:table-cell>
          <table:table-cell office:value-type="float" office:value="5.98767471313" calcext:value-type="float">
            <text:p>5.9876747131</text:p>
          </table:table-cell>
          <table:table-cell office:value-type="float" office:value="1.3153399229" calcext:value-type="float">
            <text:p>1.3153399229</text:p>
          </table:table-cell>
          <table:table-cell office:value-type="string" calcext:value-type="string">
            <text:p>SR</text:p>
          </table:table-cell>
          <table:table-cell table:formula="of:=[.D9]+[.I9]+[.F9]" office:value-type="float" office:value="6.484668157986" calcext:value-type="float">
            <text:p>6.484668158</text:p>
          </table:table-cell>
          <table:table-cell table:formula="of:=[.E9]+[.H9]" office:value-type="float" office:value="27.54201507563" calcext:value-type="float">
            <text:p>27.5420150756</text:p>
          </table:table-cell>
          <table:table-cell table:formula="of:=[.G9]" office:value-type="float" office:value="6.58239984512" calcext:value-type="float">
            <text:p>6.5823998451</text:p>
          </table:table-cell>
        </table:table-row>
        <table:table-row table:style-name="ro1">
          <table:table-cell/>
          <table:table-cell office:value-type="float" office:value="0.796256530957" calcext:value-type="float">
            <text:p>0.796256531</text:p>
          </table:table-cell>
          <table:table-cell office:value-type="float" office:value="0.358587996485" calcext:value-type="float">
            <text:p>0.3585879965</text:p>
          </table:table-cell>
          <table:table-cell office:value-type="float" office:value="-19.3817636702" calcext:value-type="float">
            <text:p>-19.3817636702</text:p>
          </table:table-cell>
          <table:table-cell office:value-type="float" office:value="0.487212986638" calcext:value-type="float">
            <text:p>0.4872129866</text:p>
          </table:table-cell>
          <table:table-cell office:value-type="float" office:value="1.01298175413" calcext:value-type="float">
            <text:p>1.0129817541</text:p>
          </table:table-cell>
          <table:table-cell office:value-type="float" office:value="0.822618298578" calcext:value-type="float">
            <text:p>0.8226182986</text:p>
          </table:table-cell>
          <table:table-cell office:value-type="float" office:value="0.990519117721" calcext:value-type="float">
            <text:p>0.9905191177</text:p>
          </table:table-cell>
          <table:table-cell office:value-type="float" office:value="1.00000000864" calcext:value-type="float">
            <text:p>1.0000000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JetsMG</text:p>
          </table:table-cell>
          <table:table-cell table:number-columns-repeated="9"/>
          <table:table-cell office:value-type="string" calcext:value-type="string">
            <text:p>FakeFake</text:p>
          </table:table-cell>
          <table:table-cell office:value-type="string" calcext:value-type="string">
            <text:p>FakePrompt</text:p>
          </table:table-cell>
          <table:table-cell office:value-type="string" calcext:value-type="string">
            <text:p>PromptPrompt</text:p>
          </table:table-cell>
        </table:table-row>
        <table:table-row table:style-name="ro1">
          <table:table-cell office:value-type="string" calcext:value-type="string">
            <text:p>DiG2J</text:p>
          </table:table-cell>
          <table:table-cell office:value-type="float" office:value="437" calcext:value-type="float">
            <text:p>437</text:p>
          </table:table-cell>
          <table:table-cell office:value-type="float" office:value="917.470020294" calcext:value-type="float">
            <text:p>917.470020294</text:p>
          </table:table-cell>
          <table:table-cell office:value-type="float" office:value="235.683044434" calcext:value-type="float">
            <text:p>235.683044434</text:p>
          </table:table-cell>
          <table:table-cell office:value-type="float" office:value="319.167907715" calcext:value-type="float">
            <text:p>319.167907715</text:p>
          </table:table-cell>
          <table:table-cell office:value-type="float" office:value="93.8145675659" calcext:value-type="float">
            <text:p>93.8145675659</text:p>
          </table:table-cell>
          <table:table-cell office:value-type="float" office:value="173.657150269" calcext:value-type="float">
            <text:p>173.657150269</text:p>
          </table:table-cell>
          <table:table-cell office:value-type="float" office:value="80.6956863403" calcext:value-type="float">
            <text:p>80.6956863403</text:p>
          </table:table-cell>
          <table:table-cell office:value-type="float" office:value="14.4516639709" calcext:value-type="float">
            <text:p>14.4516639709</text:p>
          </table:table-cell>
          <table:table-cell office:value-type="string" calcext:value-type="string">
            <text:p>DiG2J</text:p>
          </table:table-cell>
          <table:table-cell table:formula="of:=[.D12]+[.I12]+[.F12]" office:value-type="float" office:value="343.9492759708" calcext:value-type="float">
            <text:p>343.9492759708</text:p>
          </table:table-cell>
          <table:table-cell table:formula="of:=[.E12]+[.H12]" office:value-type="float" office:value="399.8635940553" calcext:value-type="float">
            <text:p>399.8635940553</text:p>
          </table:table-cell>
          <table:table-cell table:formula="of:=[.G12]" office:value-type="float" office:value="173.657150269" calcext:value-type="float">
            <text:p>173.657150269</text:p>
          </table:table-cell>
        </table:table-row>
        <table:table-row table:style-name="ro1">
          <table:table-cell/>
          <table:table-cell office:value-type="float" office:value="2.09947373065" calcext:value-type="float">
            <text:p>2.0994737307</text:p>
          </table:table-cell>
          <table:table-cell office:value-type="float" office:value="0.0521832230134" calcext:value-type="float">
            <text:p>0.052183223</text:p>
          </table:table-cell>
          <table:table-cell office:value-type="float" office:value="0.102057873129" calcext:value-type="float">
            <text:p>0.1020578731</text:p>
          </table:table-cell>
          <table:table-cell office:value-type="float" office:value="0.0870955266811" calcext:value-type="float">
            <text:p>0.0870955267</text:p>
          </table:table-cell>
          <table:table-cell office:value-type="float" office:value="0.161821173895" calcext:value-type="float">
            <text:p>0.1618211739</text:p>
          </table:table-cell>
          <table:table-cell office:value-type="float" office:value="0.124292550648" calcext:value-type="float">
            <text:p>0.1242925506</text:p>
          </table:table-cell>
          <table:table-cell office:value-type="float" office:value="0.176368103715" calcext:value-type="float">
            <text:p>0.1763681037</text:p>
          </table:table-cell>
          <table:table-cell office:value-type="float" office:value="0.448247829791" calcext:value-type="float">
            <text:p>0.4482478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2J1T</text:p>
          </table:table-cell>
          <table:table-cell office:value-type="float" office:value="237" calcext:value-type="float">
            <text:p>237</text:p>
          </table:table-cell>
          <table:table-cell office:value-type="float" office:value="489.241676331" calcext:value-type="float">
            <text:p>489.241676331</text:p>
          </table:table-cell>
          <table:table-cell office:value-type="float" office:value="129.211105347" calcext:value-type="float">
            <text:p>129.211105347</text:p>
          </table:table-cell>
          <table:table-cell office:value-type="float" office:value="180.428321838" calcext:value-type="float">
            <text:p>180.428321838</text:p>
          </table:table-cell>
          <table:table-cell office:value-type="float" office:value="53.3816337585" calcext:value-type="float">
            <text:p>53.3816337585</text:p>
          </table:table-cell>
          <table:table-cell office:value-type="float" office:value="73.6523284912" calcext:value-type="float">
            <text:p>73.6523284912</text:p>
          </table:table-cell>
          <table:table-cell office:value-type="float" office:value="46.4584217072" calcext:value-type="float">
            <text:p>46.4584217072</text:p>
          </table:table-cell>
          <table:table-cell office:value-type="float" office:value="6.1098651886" calcext:value-type="float">
            <text:p>6.1098651886</text:p>
          </table:table-cell>
          <table:table-cell office:value-type="string" calcext:value-type="string">
            <text:p>DiG2J1T</text:p>
          </table:table-cell>
          <table:table-cell table:formula="of:=[.D14]+[.I14]+[.F14]" office:value-type="float" office:value="188.7026042941" calcext:value-type="float">
            <text:p>188.7026042941</text:p>
          </table:table-cell>
          <table:table-cell table:formula="of:=[.E14]+[.H14]" office:value-type="float" office:value="226.8867435452" calcext:value-type="float">
            <text:p>226.8867435452</text:p>
          </table:table-cell>
          <table:table-cell table:formula="of:=[.G14]" office:value-type="float" office:value="73.6523284912" calcext:value-type="float">
            <text:p>73.6523284912</text:p>
          </table:table-cell>
        </table:table-row>
        <table:table-row table:style-name="ro1">
          <table:table-cell/>
          <table:table-cell office:value-type="float" office:value="2.06431087059" calcext:value-type="float">
            <text:p>2.0643108706</text:p>
          </table:table-cell>
          <table:table-cell office:value-type="float" office:value="0.0706112255588" calcext:value-type="float">
            <text:p>0.0706112256</text:p>
          </table:table-cell>
          <table:table-cell office:value-type="float" office:value="0.135967491128" calcext:value-type="float">
            <text:p>0.1359674911</text:p>
          </table:table-cell>
          <table:table-cell office:value-type="float" office:value="0.116928876674" calcext:value-type="float">
            <text:p>0.1169288767</text:p>
          </table:table-cell>
          <table:table-cell office:value-type="float" office:value="0.210485164513" calcext:value-type="float">
            <text:p>0.2104851645</text:p>
          </table:table-cell>
          <table:table-cell office:value-type="float" office:value="0.18318676471" calcext:value-type="float">
            <text:p>0.1831867647</text:p>
          </table:table-cell>
          <table:table-cell office:value-type="float" office:value="0.228308748289" calcext:value-type="float">
            <text:p>0.2283087483</text:p>
          </table:table-cell>
          <table:table-cell office:value-type="float" office:value="0.711226161432" calcext:value-type="float">
            <text:p>0.711226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NoLeptons</text:p>
          </table:table-cell>
          <table:table-cell office:value-type="float" office:value="390" calcext:value-type="float">
            <text:p>390</text:p>
          </table:table-cell>
          <table:table-cell office:value-type="float" office:value="823.655191422" calcext:value-type="float">
            <text:p>823.655191422</text:p>
          </table:table-cell>
          <table:table-cell office:value-type="float" office:value="233.562957764" calcext:value-type="float">
            <text:p>233.562957764</text:p>
          </table:table-cell>
          <table:table-cell office:value-type="float" office:value="283.460144043" calcext:value-type="float">
            <text:p>283.460144043</text:p>
          </table:table-cell>
          <table:table-cell office:value-type="float" office:value="91.0562057495" calcext:value-type="float">
            <text:p>91.0562057495</text:p>
          </table:table-cell>
          <table:table-cell office:value-type="float" office:value="128.477722168" calcext:value-type="float">
            <text:p>128.477722168</text:p>
          </table:table-cell>
          <table:table-cell office:value-type="float" office:value="72.6464977264" calcext:value-type="float">
            <text:p>72.6464977264</text:p>
          </table:table-cell>
          <table:table-cell office:value-type="float" office:value="14.4516639709" calcext:value-type="float">
            <text:p>14.4516639709</text:p>
          </table:table-cell>
          <table:table-cell office:value-type="string" calcext:value-type="string">
            <text:p>DiGNoLeptons</text:p>
          </table:table-cell>
          <table:table-cell table:formula="of:=[.D16]+[.I16]+[.F16]" office:value-type="float" office:value="339.0708274844" calcext:value-type="float">
            <text:p>339.0708274844</text:p>
          </table:table-cell>
          <table:table-cell table:formula="of:=[.E16]+[.H16]" office:value-type="float" office:value="356.1066417694" calcext:value-type="float">
            <text:p>356.1066417694</text:p>
          </table:table-cell>
          <table:table-cell table:formula="of:=[.G16]" office:value-type="float" office:value="128.477722168" calcext:value-type="float">
            <text:p>128.477722168</text:p>
          </table:table-cell>
        </table:table-row>
        <table:table-row table:style-name="ro1">
          <table:table-cell/>
          <table:table-cell office:value-type="float" office:value="2.11193638826" calcext:value-type="float">
            <text:p>2.1119363883</text:p>
          </table:table-cell>
          <table:table-cell office:value-type="float" office:value="0.055169337544" calcext:value-type="float">
            <text:p>0.0551693375</text:p>
          </table:table-cell>
          <table:table-cell office:value-type="float" office:value="0.102613169248" calcext:value-type="float">
            <text:p>0.1026131692</text:p>
          </table:table-cell>
          <table:table-cell office:value-type="float" office:value="0.0921681636028" calcext:value-type="float">
            <text:p>0.0921681636</text:p>
          </table:table-cell>
          <table:table-cell office:value-type="float" office:value="0.164319116549" calcext:value-type="float">
            <text:p>0.1643191165</text:p>
          </table:table-cell>
          <table:table-cell office:value-type="float" office:value="0.146892218538" calcext:value-type="float">
            <text:p>0.1468922185</text:p>
          </table:table-cell>
          <table:table-cell office:value-type="float" office:value="0.187669238419" calcext:value-type="float">
            <text:p>0.1876692384</text:p>
          </table:table-cell>
          <table:table-cell office:value-type="float" office:value="0.448247829791" calcext:value-type="float">
            <text:p>0.4482478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5" calcext:value-type="float">
            <text:p>25</text:p>
          </table:table-cell>
          <table:table-cell office:value-type="float" office:value="48.1555342078" calcext:value-type="float">
            <text:p>48.1555342078</text:p>
          </table:table-cell>
          <table:table-cell office:value-type="float" office:value="1.97716963291" calcext:value-type="float">
            <text:p>1.9771696329</text:p>
          </table:table-cell>
          <table:table-cell office:value-type="float" office:value="15.6704115868" calcext:value-type="float">
            <text:p>15.6704115868</text:p>
          </table:table-cell>
          <table:table-cell office:value-type="float" office:value="2.5087761879" calcext:value-type="float">
            <text:p>2.5087761879</text:p>
          </table:table-cell>
          <table:table-cell office:value-type="float" office:value="25.7262115479" calcext:value-type="float">
            <text:p>25.7262115479</text:p>
          </table:table-cell>
          <table:table-cell office:value-type="float" office:value="2.2729652524" calcext:value-type="float">
            <text:p>2.2729652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table:formula="of:=[.D18]+[.I18]+[.F18]" office:value-type="float" office:value="4.48594582081" calcext:value-type="float">
            <text:p>4.4859458208</text:p>
          </table:table-cell>
          <table:table-cell table:formula="of:=[.E18]+[.H18]" office:value-type="float" office:value="17.9433768392" calcext:value-type="float">
            <text:p>17.9433768392</text:p>
          </table:table-cell>
          <table:table-cell table:formula="of:=[.G18]" office:value-type="float" office:value="25.7262115479" calcext:value-type="float">
            <text:p>25.7262115479</text:p>
          </table:table-cell>
        </table:table-row>
        <table:table-row table:style-name="ro1">
          <table:table-cell/>
          <table:table-cell office:value-type="float" office:value="1.92622136831" calcext:value-type="float">
            <text:p>1.9262213683</text:p>
          </table:table-cell>
          <table:table-cell office:value-type="float" office:value="0.218680601109" calcext:value-type="float">
            <text:p>0.2186806011</text:p>
          </table:table-cell>
          <table:table-cell office:value-type="float" office:value="0.960975289178" calcext:value-type="float">
            <text:p>0.9609752892</text:p>
          </table:table-cell>
          <table:table-cell office:value-type="float" office:value="0.38699239851" calcext:value-type="float">
            <text:p>0.3869923985</text:p>
          </table:table-cell>
          <table:table-cell office:value-type="float" office:value="1.00000008364" calcext:value-type="float">
            <text:p>1.0000000836</text:p>
          </table:table-cell>
          <table:table-cell office:value-type="float" office:value="0.3035434601" calcext:value-type="float">
            <text:p>0.3035434601</text:p>
          </table:table-cell>
          <table:table-cell office:value-type="float" office:value="0.791220135677" calcext:value-type="float">
            <text:p>0.79122013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GJets</text:p>
          </table:table-cell>
          <table:table-cell table:number-columns-repeated="9"/>
          <table:table-cell office:value-type="string" calcext:value-type="string">
            <text:p>FakeFake</text:p>
          </table:table-cell>
          <table:table-cell office:value-type="string" calcext:value-type="string">
            <text:p>FakePrompt</text:p>
          </table:table-cell>
          <table:table-cell office:value-type="string" calcext:value-type="string">
            <text:p>PromptPrompt</text:p>
          </table:table-cell>
        </table:table-row>
        <table:table-row table:style-name="ro1">
          <table:table-cell office:value-type="string" calcext:value-type="string">
            <text:p>DiG2J</text:p>
          </table:table-cell>
          <table:table-cell office:value-type="float" office:value="9997" calcext:value-type="float">
            <text:p>9997</text:p>
          </table:table-cell>
          <table:table-cell office:value-type="float" office:value="261.86813268" calcext:value-type="float">
            <text:p>261.86813268</text:p>
          </table:table-cell>
          <table:table-cell office:value-type="float" office:value="1.25975608826" calcext:value-type="float">
            <text:p>1.2597560883</text:p>
          </table:table-cell>
          <table:table-cell office:value-type="float" office:value="134.360027313" calcext:value-type="float">
            <text:p>134.360027313</text:p>
          </table:table-cell>
          <table:table-cell office:value-type="float" office:value="0.507174506783" calcext:value-type="float">
            <text:p>0.5071745068</text:p>
          </table:table-cell>
          <table:table-cell office:value-type="float" office:value="92.5768280029" calcext:value-type="float">
            <text:p>92.5768280029</text:p>
          </table:table-cell>
          <table:table-cell office:value-type="float" office:value="33.1674470901" calcext:value-type="float">
            <text:p>33.1674470901</text:p>
          </table:table-cell>
          <table:table-cell office:value-type="float" office:value="-0.00310032092966" calcext:value-type="float">
            <text:p>-0.0031003209</text:p>
          </table:table-cell>
          <table:table-cell office:value-type="string" calcext:value-type="string">
            <text:p>DiG2J</text:p>
          </table:table-cell>
          <table:table-cell table:formula="of:=[.D21]+[.I21]+[.F21]" office:value-type="float" office:value="1.76383027411334" calcext:value-type="float">
            <text:p>1.7638302741</text:p>
          </table:table-cell>
          <table:table-cell table:formula="of:=[.E21]+[.H21]" office:value-type="float" office:value="167.5274744031" calcext:value-type="float">
            <text:p>167.5274744031</text:p>
          </table:table-cell>
          <table:table-cell table:formula="of:=[.G21]" office:value-type="float" office:value="92.5768280029" calcext:value-type="float">
            <text:p>92.5768280029</text:p>
          </table:table-cell>
        </table:table-row>
        <table:table-row table:style-name="ro1">
          <table:table-cell/>
          <table:table-cell office:value-type="float" office:value="0.0261946716695" calcext:value-type="float">
            <text:p>0.0261946717</text:p>
          </table:table-cell>
          <table:table-cell office:value-type="float" office:value="0.0335731854385" calcext:value-type="float">
            <text:p>0.0335731854</text:p>
          </table:table-cell>
          <table:table-cell office:value-type="float" office:value="0.562399528162" calcext:value-type="float">
            <text:p>0.5623995282</text:p>
          </table:table-cell>
          <table:table-cell office:value-type="float" office:value="0.0474168804973" calcext:value-type="float">
            <text:p>0.0474168805</text:p>
          </table:table-cell>
          <table:table-cell office:value-type="float" office:value="0.879609967177" calcext:value-type="float">
            <text:p>0.8796099672</text:p>
          </table:table-cell>
          <table:table-cell office:value-type="float" office:value="0.0554096933102" calcext:value-type="float">
            <text:p>0.0554096933</text:p>
          </table:table-cell>
          <table:table-cell office:value-type="float" office:value="0.0935605430686" calcext:value-type="float">
            <text:p>0.0935605431</text:p>
          </table:table-cell>
          <table:table-cell office:value-type="float" office:value="-80.3670439488" calcext:value-type="float">
            <text:p>-80.3670439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2J1T</text:p>
          </table:table-cell>
          <table:table-cell office:value-type="float" office:value="4700" calcext:value-type="float">
            <text:p>4700</text:p>
          </table:table-cell>
          <table:table-cell office:value-type="float" office:value="120.978632912" calcext:value-type="float">
            <text:p>120.978632912</text:p>
          </table:table-cell>
          <table:table-cell office:value-type="float" office:value="0.174137100577" calcext:value-type="float">
            <text:p>0.1741371006</text:p>
          </table:table-cell>
          <table:table-cell office:value-type="float" office:value="65.0763492584" calcext:value-type="float">
            <text:p>65.0763492584</text:p>
          </table:table-cell>
          <table:table-cell office:value-type="float" office:value="0.071950212121" calcext:value-type="float">
            <text:p>0.0719502121</text:p>
          </table:table-cell>
          <table:table-cell office:value-type="float" office:value="40.2649879456" calcext:value-type="float">
            <text:p>40.2649879456</text:p>
          </table:table-cell>
          <table:table-cell office:value-type="float" office:value="15.4099664688" calcext:value-type="float">
            <text:p>15.4099664688</text:p>
          </table:table-cell>
          <table:table-cell office:value-type="float" office:value="-0.0187580734491" calcext:value-type="float">
            <text:p>-0.0187580734</text:p>
          </table:table-cell>
          <table:table-cell office:value-type="string" calcext:value-type="string">
            <text:p>DiG2J1T</text:p>
          </table:table-cell>
          <table:table-cell table:formula="of:=[.D23]+[.I23]+[.F23]" office:value-type="float" office:value="0.2273292392489" calcext:value-type="float">
            <text:p>0.2273292392</text:p>
          </table:table-cell>
          <table:table-cell table:formula="of:=[.E23]+[.H23]" office:value-type="float" office:value="80.4863157272" calcext:value-type="float">
            <text:p>80.4863157272</text:p>
          </table:table-cell>
          <table:table-cell table:formula="of:=[.G23]" office:value-type="float" office:value="40.2649879456" calcext:value-type="float">
            <text:p>40.2649879456</text:p>
          </table:table-cell>
        </table:table-row>
        <table:table-row table:style-name="ro1">
          <table:table-cell/>
          <table:table-cell office:value-type="float" office:value="0.0257401346621" calcext:value-type="float">
            <text:p>0.0257401347</text:p>
          </table:table-cell>
          <table:table-cell office:value-type="float" office:value="0.0487998682659" calcext:value-type="float">
            <text:p>0.0487998683</text:p>
          </table:table-cell>
          <table:table-cell office:value-type="float" office:value="2.39407203047" calcext:value-type="float">
            <text:p>2.3940720305</text:p>
          </table:table-cell>
          <table:table-cell office:value-type="float" office:value="0.0668468495508" calcext:value-type="float">
            <text:p>0.0668468496</text:p>
          </table:table-cell>
          <table:table-cell office:value-type="float" office:value="4.66846472889" calcext:value-type="float">
            <text:p>4.6684647289</text:p>
          </table:table-cell>
          <table:table-cell office:value-type="float" office:value="0.0836662188526" calcext:value-type="float">
            <text:p>0.0836662189</text:p>
          </table:table-cell>
          <table:table-cell office:value-type="float" office:value="0.133965692822" calcext:value-type="float">
            <text:p>0.1339656928</text:p>
          </table:table-cell>
          <table:table-cell office:value-type="float" office:value="-9.68687662931" calcext:value-type="float">
            <text:p>-9.6868766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NoLeptons</text:p>
          </table:table-cell>
          <table:table-cell office:value-type="float" office:value="8300" calcext:value-type="float">
            <text:p>8300</text:p>
          </table:table-cell>
          <table:table-cell office:value-type="float" office:value="219.443750493" calcext:value-type="float">
            <text:p>219.443750493</text:p>
          </table:table-cell>
          <table:table-cell office:value-type="float" office:value="1.30913710594" calcext:value-type="float">
            <text:p>1.3091371059</text:p>
          </table:table-cell>
          <table:table-cell office:value-type="float" office:value="119.274051666" calcext:value-type="float">
            <text:p>119.274051666</text:p>
          </table:table-cell>
          <table:table-cell office:value-type="float" office:value="0.342794418335" calcext:value-type="float">
            <text:p>0.3427944183</text:p>
          </table:table-cell>
          <table:table-cell office:value-type="float" office:value="71.5945205688" calcext:value-type="float">
            <text:p>71.5945205688</text:p>
          </table:table-cell>
          <table:table-cell office:value-type="float" office:value="26.8092021942" calcext:value-type="float">
            <text:p>26.8092021942</text:p>
          </table:table-cell>
          <table:table-cell office:value-type="float" office:value="0.11404453963" calcext:value-type="float">
            <text:p>0.1140445396</text:p>
          </table:table-cell>
          <table:table-cell office:value-type="string" calcext:value-type="string">
            <text:p>DiGNoLeptons</text:p>
          </table:table-cell>
          <table:table-cell table:formula="of:=[.D25]+[.I25]+[.F25]" office:value-type="float" office:value="1.765976063905" calcext:value-type="float">
            <text:p>1.7659760639</text:p>
          </table:table-cell>
          <table:table-cell table:formula="of:=[.E25]+[.H25]" office:value-type="float" office:value="146.0832538602" calcext:value-type="float">
            <text:p>146.0832538602</text:p>
          </table:table-cell>
          <table:table-cell table:formula="of:=[.G25]" office:value-type="float" office:value="71.5945205688" calcext:value-type="float">
            <text:p>71.5945205688</text:p>
          </table:table-cell>
        </table:table-row>
        <table:table-row table:style-name="ro1">
          <table:table-cell/>
          <table:table-cell office:value-type="float" office:value="0.0264390060835" calcext:value-type="float">
            <text:p>0.0264390061</text:p>
          </table:table-cell>
          <table:table-cell office:value-type="float" office:value="0.036676015298" calcext:value-type="float">
            <text:p>0.0366760153</text:p>
          </table:table-cell>
          <table:table-cell office:value-type="float" office:value="0.525619243831" calcext:value-type="float">
            <text:p>0.5256192438</text:p>
          </table:table-cell>
          <table:table-cell office:value-type="float" office:value="0.0499249135834" calcext:value-type="float">
            <text:p>0.0499249136</text:p>
          </table:table-cell>
          <table:table-cell office:value-type="float" office:value="1.25645702212" calcext:value-type="float">
            <text:p>1.2564570221</text:p>
          </table:table-cell>
          <table:table-cell office:value-type="float" office:value="0.0637741665437" calcext:value-type="float">
            <text:p>0.0637741665</text:p>
          </table:table-cell>
          <table:table-cell office:value-type="float" office:value="0.103919944091" calcext:value-type="float">
            <text:p>0.1039199441</text:p>
          </table:table-cell>
          <table:table-cell office:value-type="float" office:value="1.92826552361" calcext:value-type="float">
            <text:p>1.9282655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794" calcext:value-type="float">
            <text:p>794</text:p>
          </table:table-cell>
          <table:table-cell office:value-type="float" office:value="18.5925991461" calcext:value-type="float">
            <text:p>18.5925991461</text:p>
          </table:table-cell>
          <table:table-cell office:value-type="float" office:value="-0.0644016638398" calcext:value-type="float">
            <text:p>-0.0644016638</text:p>
          </table:table-cell>
          <table:table-cell office:value-type="float" office:value="7.29628515244" calcext:value-type="float">
            <text:p>7.2962851524</text:p>
          </table:table-cell>
          <table:table-cell office:value-type="float" office:value="0.165798515081" calcext:value-type="float">
            <text:p>0.1657985151</text:p>
          </table:table-cell>
          <table:table-cell office:value-type="float" office:value="7.79976987839" calcext:value-type="float">
            <text:p>7.7997698784</text:p>
          </table:table-cell>
          <table:table-cell office:value-type="float" office:value="3.395147264" calcext:value-type="float">
            <text:p>3.395147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table:formula="of:=[.D27]+[.I27]+[.F27]" office:value-type="float" office:value="0.1013968512412" calcext:value-type="float">
            <text:p>0.1013968512</text:p>
          </table:table-cell>
          <table:table-cell table:formula="of:=[.E27]+[.H27]" office:value-type="float" office:value="10.69143241644" calcext:value-type="float">
            <text:p>10.6914324164</text:p>
          </table:table-cell>
          <table:table-cell table:formula="of:=[.G27]" office:value-type="float" office:value="7.79976987839" calcext:value-type="float">
            <text:p>7.7997698784</text:p>
          </table:table-cell>
        </table:table-row>
        <table:table-row table:style-name="ro1">
          <table:table-cell/>
          <table:table-cell office:value-type="float" office:value="0.0234163717205" calcext:value-type="float">
            <text:p>0.0234163717</text:p>
          </table:table-cell>
          <table:table-cell office:value-type="float" office:value="0.125746312924" calcext:value-type="float">
            <text:p>0.1257463129</text:p>
          </table:table-cell>
          <table:table-cell office:value-type="float" office:value="-1.0559607778" calcext:value-type="float">
            <text:p>-1.0559607778</text:p>
          </table:table-cell>
          <table:table-cell office:value-type="float" office:value="0.207439718598" calcext:value-type="float">
            <text:p>0.2074397186</text:p>
          </table:table-cell>
          <table:table-cell office:value-type="float" office:value="0.707470476899" calcext:value-type="float">
            <text:p>0.7074704769</text:p>
          </table:table-cell>
          <table:table-cell office:value-type="float" office:value="0.196929830544" calcext:value-type="float">
            <text:p>0.1969298305</text:p>
          </table:table-cell>
          <table:table-cell office:value-type="float" office:value="0.263032602097" calcext:value-type="float">
            <text:p>0.26303260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GG</text:p>
          </table:table-cell>
          <table:table-cell table:number-columns-repeated="9"/>
          <table:table-cell office:value-type="string" calcext:value-type="string">
            <text:p>FakeFake</text:p>
          </table:table-cell>
          <table:table-cell office:value-type="string" calcext:value-type="string">
            <text:p>FakePrompt</text:p>
          </table:table-cell>
          <table:table-cell office:value-type="string" calcext:value-type="string">
            <text:p>PromptPrompt</text:p>
          </table:table-cell>
        </table:table-row>
        <table:table-row table:style-name="ro1">
          <table:table-cell office:value-type="string" calcext:value-type="string">
            <text:p>DiG2J</text:p>
          </table:table-cell>
          <table:table-cell office:value-type="float" office:value="47843" calcext:value-type="float">
            <text:p>47843</text:p>
          </table:table-cell>
          <table:table-cell office:value-type="float" office:value="20.0643071348" calcext:value-type="float">
            <text:p>20.0643071348</text:p>
          </table:table-cell>
          <table:table-cell office:value-type="float" office:value="0.014159200713" calcext:value-type="float">
            <text:p>0.0141592007</text:p>
          </table:table-cell>
          <table:table-cell office:value-type="float" office:value="1.51524651051" calcext:value-type="float">
            <text:p>1.5152465105</text:p>
          </table:table-cell>
          <table:table-cell office:value-type="float" office:value="0.00423396728002" calcext:value-type="float">
            <text:p>0.0042339673</text:p>
          </table:table-cell>
          <table:table-cell office:value-type="float" office:value="18.2091464996" calcext:value-type="float">
            <text:p>18.2091464996</text:p>
          </table:table-cell>
          <table:table-cell office:value-type="float" office:value="0.319460645318" calcext:value-type="float">
            <text:p>0.3194606453</text:p>
          </table:table-cell>
          <table:table-cell office:value-type="float" office:value="0.00206031138077" calcext:value-type="float">
            <text:p>0.0020603114</text:p>
          </table:table-cell>
          <table:table-cell office:value-type="string" calcext:value-type="string">
            <text:p>DiG2J</text:p>
          </table:table-cell>
          <table:table-cell table:formula="of:=[.D30]+[.I30]+[.F30]" office:value-type="float" office:value="0.02045347937379" calcext:value-type="float">
            <text:p>0.0204534794</text:p>
          </table:table-cell>
          <table:table-cell table:formula="of:=[.E30]+[.H30]" office:value-type="float" office:value="1.834707155828" calcext:value-type="float">
            <text:p>1.8347071558</text:p>
          </table:table-cell>
          <table:table-cell table:formula="of:=[.G30]" office:value-type="float" office:value="18.2091464996" calcext:value-type="float">
            <text:p>18.2091464996</text:p>
          </table:table-cell>
        </table:table-row>
        <table:table-row table:style-name="ro1">
          <table:table-cell/>
          <table:table-cell office:value-type="float" office:value="0.000419378114559" calcext:value-type="float">
            <text:p>0.0004193781</text:p>
          </table:table-cell>
          <table:table-cell office:value-type="float" office:value="0.00936426055004" calcext:value-type="float">
            <text:p>0.0093642606</text:p>
          </table:table-cell>
          <table:table-cell office:value-type="float" office:value="0.396284261191" calcext:value-type="float">
            <text:p>0.3962842612</text:p>
          </table:table-cell>
          <table:table-cell office:value-type="float" office:value="0.0335182643437" calcext:value-type="float">
            <text:p>0.0335182643</text:p>
          </table:table-cell>
          <table:table-cell office:value-type="float" office:value="0.606113488761" calcext:value-type="float">
            <text:p>0.6061134888</text:p>
          </table:table-cell>
          <table:table-cell office:value-type="float" office:value="0.0098300628983" calcext:value-type="float">
            <text:p>0.0098300629</text:p>
          </table:table-cell>
          <table:table-cell office:value-type="float" office:value="0.0793027690625" calcext:value-type="float">
            <text:p>0.0793027691</text:p>
          </table:table-cell>
          <table:table-cell office:value-type="float" office:value="0.748323587494" calcext:value-type="float">
            <text:p>0.7483235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2J1T</text:p>
          </table:table-cell>
          <table:table-cell office:value-type="float" office:value="22204" calcext:value-type="float">
            <text:p>22204</text:p>
          </table:table-cell>
          <table:table-cell office:value-type="float" office:value="9.3115890004" calcext:value-type="float">
            <text:p>9.3115890004</text:p>
          </table:table-cell>
          <table:table-cell office:value-type="float" office:value="0.00444561475888" calcext:value-type="float">
            <text:p>0.0044456148</text:p>
          </table:table-cell>
          <table:table-cell office:value-type="float" office:value="0.739058047533" calcext:value-type="float">
            <text:p>0.7390580475</text:p>
          </table:table-cell>
          <table:table-cell office:value-type="float" office:value="0.0022707497701" calcext:value-type="float">
            <text:p>0.0022707498</text:p>
          </table:table-cell>
          <table:table-cell office:value-type="float" office:value="8.43569850922" calcext:value-type="float">
            <text:p>8.4356985092</text:p>
          </table:table-cell>
          <table:table-cell office:value-type="float" office:value="0.1294590123" calcext:value-type="float">
            <text:p>0.1294590123</text:p>
          </table:table-cell>
          <table:table-cell office:value-type="float" office:value="0.000657066819258" calcext:value-type="float">
            <text:p>0.0006570668</text:p>
          </table:table-cell>
          <table:table-cell office:value-type="string" calcext:value-type="string">
            <text:p>DiG2J1T</text:p>
          </table:table-cell>
          <table:table-cell table:formula="of:=[.D32]+[.I32]+[.F32]" office:value-type="float" office:value="0.007373431348238" calcext:value-type="float">
            <text:p>0.0073734313</text:p>
          </table:table-cell>
          <table:table-cell table:formula="of:=[.E32]+[.H32]" office:value-type="float" office:value="0.868517059833" calcext:value-type="float">
            <text:p>0.8685170598</text:p>
          </table:table-cell>
          <table:table-cell table:formula="of:=[.G32]" office:value-type="float" office:value="8.43569850922" calcext:value-type="float">
            <text:p>8.4356985092</text:p>
          </table:table-cell>
        </table:table-row>
        <table:table-row table:style-name="ro1">
          <table:table-cell/>
          <table:table-cell office:value-type="float" office:value="0.000419365384633" calcext:value-type="float">
            <text:p>0.0004193654</text:p>
          </table:table-cell>
          <table:table-cell office:value-type="float" office:value="0.0136390965102" calcext:value-type="float">
            <text:p>0.0136390965</text:p>
          </table:table-cell>
          <table:table-cell office:value-type="float" office:value="0.443952760806" calcext:value-type="float">
            <text:p>0.4439527608</text:p>
          </table:table-cell>
          <table:table-cell office:value-type="float" office:value="0.0468813818881" calcext:value-type="float">
            <text:p>0.0468813819</text:p>
          </table:table-cell>
          <table:table-cell office:value-type="float" office:value="0.945455433865" calcext:value-type="float">
            <text:p>0.9454554339</text:p>
          </table:table-cell>
          <table:table-cell office:value-type="float" office:value="0.0143357521995" calcext:value-type="float">
            <text:p>0.0143357522</text:p>
          </table:table-cell>
          <table:table-cell office:value-type="float" office:value="0.132768196913" calcext:value-type="float">
            <text:p>0.1327681969</text:p>
          </table:table-cell>
          <table:table-cell office:value-type="float" office:value="1.00000000058" calcext:value-type="float">
            <text:p>1.0000000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NoLeptons</text:p>
          </table:table-cell>
          <table:table-cell office:value-type="float" office:value="35344" calcext:value-type="float">
            <text:p>35344</text:p>
          </table:table-cell>
          <table:table-cell office:value-type="float" office:value="14.8734401602" calcext:value-type="float">
            <text:p>14.8734401602</text:p>
          </table:table-cell>
          <table:table-cell office:value-type="float" office:value="0.0151354726404" calcext:value-type="float">
            <text:p>0.0151354726</text:p>
          </table:table-cell>
          <table:table-cell office:value-type="float" office:value="1.24449402094" calcext:value-type="float">
            <text:p>1.2444940209</text:p>
          </table:table-cell>
          <table:table-cell office:value-type="float" office:value="0.00306352064945" calcext:value-type="float">
            <text:p>0.0030635206</text:p>
          </table:table-cell>
          <table:table-cell office:value-type="float" office:value="13.3565196991" calcext:value-type="float">
            <text:p>13.3565196991</text:p>
          </table:table-cell>
          <table:table-cell office:value-type="float" office:value="0.252167135477" calcext:value-type="float">
            <text:p>0.2521671355</text:p>
          </table:table-cell>
          <table:table-cell office:value-type="float" office:value="0.00206031138077" calcext:value-type="float">
            <text:p>0.0020603114</text:p>
          </table:table-cell>
          <table:table-cell office:value-type="string" calcext:value-type="string">
            <text:p>DiGNoLeptons</text:p>
          </table:table-cell>
          <table:table-cell table:formula="of:=[.D34]+[.I34]+[.F34]" office:value-type="float" office:value="0.02025930467062" calcext:value-type="float">
            <text:p>0.0202593047</text:p>
          </table:table-cell>
          <table:table-cell table:formula="of:=[.E34]+[.H34]" office:value-type="float" office:value="1.496661156417" calcext:value-type="float">
            <text:p>1.4966611564</text:p>
          </table:table-cell>
          <table:table-cell table:formula="of:=[.G34]" office:value-type="float" office:value="13.3565196991" calcext:value-type="float">
            <text:p>13.3565196991</text:p>
          </table:table-cell>
        </table:table-row>
        <table:table-row table:style-name="ro1">
          <table:table-cell/>
          <table:table-cell office:value-type="float" office:value="0.000420819379815" calcext:value-type="float">
            <text:p>0.0004208194</text:p>
          </table:table-cell>
          <table:table-cell office:value-type="float" office:value="0.0109667530468" calcext:value-type="float">
            <text:p>0.010966753</text:p>
          </table:table-cell>
          <table:table-cell office:value-type="float" office:value="0.338009953142" calcext:value-type="float">
            <text:p>0.3380099531</text:p>
          </table:table-cell>
          <table:table-cell office:value-type="float" office:value="0.0374468290641" calcext:value-type="float">
            <text:p>0.0374468291</text:p>
          </table:table-cell>
          <table:table-cell office:value-type="float" office:value="0.745484050236" calcext:value-type="float">
            <text:p>0.7454840502</text:p>
          </table:table-cell>
          <table:table-cell office:value-type="float" office:value="0.0115702248831" calcext:value-type="float">
            <text:p>0.0115702249</text:p>
          </table:table-cell>
          <table:table-cell office:value-type="float" office:value="0.090294769219" calcext:value-type="float">
            <text:p>0.0902947692</text:p>
          </table:table-cell>
          <table:table-cell office:value-type="float" office:value="0.748323587494" calcext:value-type="float">
            <text:p>0.7483235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5854" calcext:value-type="float">
            <text:p>5854</text:p>
          </table:table-cell>
          <table:table-cell office:value-type="float" office:value="2.43628628459" calcext:value-type="float">
            <text:p>2.4362862846</text:p>
          </table:table-cell>
          <table:table-cell office:value-type="float" office:value="0" calcext:value-type="float">
            <text:p>0</text:p>
          </table:table-cell>
          <table:table-cell office:value-type="float" office:value="0.120968125761" calcext:value-type="float">
            <text:p>0.1209681258</text:p>
          </table:table-cell>
          <table:table-cell office:value-type="float" office:value="0" calcext:value-type="float">
            <text:p>0</text:p>
          </table:table-cell>
          <table:table-cell office:value-type="float" office:value="2.27956390381" calcext:value-type="float">
            <text:p>2.2795639038</text:p>
          </table:table-cell>
          <table:table-cell office:value-type="float" office:value="0.0357542550191" calcext:value-type="float">
            <text:p>0.035754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table:formula="of:=[.D36]+[.I36]+[.F36]" office:value-type="float" office:value="0" calcext:value-type="float">
            <text:p>0</text:p>
          </table:table-cell>
          <table:table-cell table:formula="of:=[.E36]+[.H36]" office:value-type="float" office:value="0.1567223807801" calcext:value-type="float">
            <text:p>0.1567223808</text:p>
          </table:table-cell>
          <table:table-cell table:formula="of:=[.G36]" office:value-type="float" office:value="2.27956390381" calcext:value-type="float">
            <text:p>2.2795639038</text:p>
          </table:table-cell>
        </table:table-row>
        <table:table-row table:style-name="ro1">
          <table:table-cell/>
          <table:table-cell office:value-type="float" office:value="0.000416174630097" calcext:value-type="float">
            <text:p>0.0004161746</text:p>
          </table:table-cell>
          <table:table-cell office:value-type="float" office:value="0.0258860072952" calcext:value-type="float">
            <text:p>0.0258860073</text:p>
          </table:table-cell>
          <table:table-cell office:value-type="float" office:value="0" calcext:value-type="float">
            <text:p>0</text:p>
          </table:table-cell>
          <table:table-cell office:value-type="float" office:value="0.112231257187" calcext:value-type="float">
            <text:p>0.1122312572</text:p>
          </table:table-cell>
          <table:table-cell office:value-type="float" office:value="0" calcext:value-type="float">
            <text:p>0</text:p>
          </table:table-cell>
          <table:table-cell office:value-type="float" office:value="0.0268144640446" calcext:value-type="float">
            <text:p>0.026814464</text:p>
          </table:table-cell>
          <table:table-cell office:value-type="float" office:value="0.210540330232" calcext:value-type="float">
            <text:p>0.21054033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1:03:32.551194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1:27:18.134986434</dc:date>
    <meta:editing-duration>PT9M52S</meta:editing-duration>
    <meta:editing-cycles>2</meta:editing-cycles>
    <meta:generator>LibreOffice/5.1.6.2$Linux_X86_64 LibreOffice_project/10m0$Build-2</meta:generator>
    <meta:document-statistic meta:table-count="2" meta:cell-count="6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501cm" svg:height="12.644cm" xlink:href=".." xlink:type="simple" chart:class="chart:ring" chart:style-name="ch1">
        <chart:title svg:x="8.119cm" svg:y="0.388cm" chart:style-name="ch2">
          <text:p>ttbar(amc@nlo)</text:p>
        </chart:title>
        <chart:legend svg:x="14.612cm" svg:y="3.894cm" style:legend-expansion="custom" chartooo:width="4.454cm" chartooo:height="5.924cm" style:legend-expansion-aspect-ratio="0.75185685347738" chart:style-name="ch3"/>
        <chart:plot-area chart:style-name="ch4" table:cell-range-address="numbers.D1:numbers.I1 numbers.A3:numbers.A3 numbers.D3:numbers.I3 numbers.A5:numbers.A5 numbers.D5:numbers.I5 numbers.A9:numbers.A9 numbers.D9:numbers.I9" chart:data-source-has-labels="both" svg:x="2.645cm" svg:y="1.632cm" svg:width="10.598cm" svg:height="10.599cm">
          <chartooo:coordinate-region svg:x="0.283cm" svg:y="1.633cm" svg:width="15.323cm" svg:height="10.598cm"/>
          <chart:axis chart:dimension="x" chart:name="primary-x" chart:style-name="ch5" chartooo:axis-type="auto">
            <chartooo:date-scale/>
            <chart:categories table:cell-range-address="numbers.D1:numbers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umbers.D3:numbers.I3" chart:label-cell-address="numbers.A3:numbers.A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numbers.D5:numbers.I5" chart:label-cell-address="numbers.A5:numbers.A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6" chart:values-cell-range-address="numbers.D9:numbers.I9" chart:label-cell-address="numbers.A9:numbers.A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known</text:p>
                <draw:g>
                  <svg:desc>numbers.D1:numbers.I1</svg:desc>
                </draw:g>
              </table:table-cell>
              <table:table-cell office:value-type="string">
                <text:p>Unknown-Promp</text:p>
              </table:table-cell>
              <table:table-cell office:value-type="string">
                <text:p>Unknown-Fake</text:p>
              </table:table-cell>
              <table:table-cell office:value-type="string">
                <text:p>Prompt</text:p>
              </table:table-cell>
              <table:table-cell office:value-type="string">
                <text:p>Prompt-Fake</text:p>
              </table:table-cell>
              <table:table-cell office:value-type="string">
                <text:p>Fake</text:p>
              </table:table-cell>
            </table:table-row>
          </table:table-header-rows>
          <table:table-rows>
            <table:table-row>
              <table:table-cell office:value-type="string">
                <text:p>DiG2J</text:p>
                <draw:g>
                  <svg:desc>numbers.A3:numbers.A3</svg:desc>
                </draw:g>
              </table:table-cell>
              <table:table-cell office:value-type="float" office:value="198.462341309">
                <text:p>198.462341309</text:p>
                <draw:g>
                  <svg:desc>numbers.D3:numbers.I3</svg:desc>
                </draw:g>
              </table:table-cell>
              <table:table-cell office:value-type="float" office:value="292.23059845">
                <text:p>292.23059845</text:p>
              </table:table-cell>
              <table:table-cell office:value-type="float" office:value="69.9786319733">
                <text:p>69.9786319733</text:p>
              </table:table-cell>
              <table:table-cell office:value-type="float" office:value="86.0528411865">
                <text:p>86.0528411865</text:p>
              </table:table-cell>
              <table:table-cell office:value-type="float" office:value="84.7577056885">
                <text:p>84.7577056885</text:p>
              </table:table-cell>
              <table:table-cell office:value-type="float" office:value="14.130531311">
                <text:p>14.130531311</text:p>
              </table:table-cell>
            </table:table-row>
            <table:table-row>
              <table:table-cell office:value-type="string">
                <text:p>DiG2J1T</text:p>
                <draw:g>
                  <svg:desc>numbers.A5:numbers.A5</svg:desc>
                </draw:g>
              </table:table-cell>
              <table:table-cell office:value-type="float" office:value="93.5088882446">
                <text:p>93.5088882446</text:p>
                <draw:g>
                  <svg:desc>numbers.D5:numbers.I5</svg:desc>
                </draw:g>
              </table:table-cell>
              <table:table-cell office:value-type="float" office:value="115.016679764">
                <text:p>115.016679764</text:p>
              </table:table-cell>
              <table:table-cell office:value-type="float" office:value="29.8736181259">
                <text:p>29.8736181259</text:p>
              </table:table-cell>
              <table:table-cell office:value-type="float" office:value="49.1226882935">
                <text:p>49.1226882935</text:p>
              </table:table-cell>
              <table:table-cell office:value-type="float" office:value="40.0265541077">
                <text:p>40.0265541077</text:p>
              </table:table-cell>
              <table:table-cell office:value-type="float" office:value="7.60333299637">
                <text:p>7.60333299637</text:p>
              </table:table-cell>
            </table:table-row>
            <table:table-row>
              <table:table-cell office:value-type="string">
                <text:p>SR</text:p>
                <draw:g>
                  <svg:desc>numbers.A9:numbers.A9</svg:desc>
                </draw:g>
              </table:table-cell>
              <table:table-cell office:value-type="float" office:value="-0.133423507214">
                <text:p>-0.133423507214</text:p>
                <draw:g>
                  <svg:desc>numbers.D9:numbers.I9</svg:desc>
                </draw:g>
              </table:table-cell>
              <table:table-cell office:value-type="float" office:value="21.5543403625">
                <text:p>21.5543403625</text:p>
              </table:table-cell>
              <table:table-cell office:value-type="float" office:value="5.3027517423">
                <text:p>5.3027517423</text:p>
              </table:table-cell>
              <table:table-cell office:value-type="float" office:value="6.58239984512">
                <text:p>6.58239984512</text:p>
              </table:table-cell>
              <table:table-cell office:value-type="float" office:value="5.98767471313">
                <text:p>5.98767471313</text:p>
              </table:table-cell>
              <table:table-cell office:value-type="float" office:value="1.3153399229">
                <text:p>1.3153399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6.369cm" svg:y="0.316cm" chart:style-name="ch2">
          <text:p>ttbar(amc@nlo)</text:p>
        </chart:title>
        <chart:legend chart:legend-position="end" svg:x="13.022cm" svg:y="3.703cm" style:legend-expansion="high" chart:style-name="ch3"/>
        <chart:plot-area chart:style-name="ch4" table:cell-range-address="Sheet2.J1:Sheet2.M3 Sheet2.J5:Sheet2.M5 Sheet2.J9:Sheet2.M9" chart:data-source-has-labels="both" svg:x="2.133cm" svg:y="1.301cm" svg:width="7.543cm" svg:height="7.544cm">
          <chartooo:coordinate-region svg:x="2.133cm" svg:y="1.302cm" svg:width="7.543cm" svg:height="7.543cm"/>
          <chart:axis chart:dimension="x" chart:name="primary-x" chart:style-name="ch5" chartooo:axis-type="auto">
            <chartooo:date-scale/>
            <chart:categories table:cell-range-address="Sheet2.K1:Sheet2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K3:Sheet2.M3" chart:label-cell-address="Sheet2.J3:Sheet2.J3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Sheet2.K5:Sheet2.M5" chart:label-cell-address="Sheet2.J5:Sheet2.J5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Sheet2.K9:Sheet2.M9" chart:label-cell-address="Sheet2.J9:Sheet2.J9" chart:class="chart:circle"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keFake</text:p>
                <text:list>
                  <text:list-item>
                    <text:p>FakeFake</text:p>
                  </text:list-item>
                  <text:list-item>
                    <text:p/>
                  </text:list-item>
                </text:list>
                <draw:g>
                  <svg:desc>Sheet2.K1:Sheet2.M2</svg:desc>
                </draw:g>
              </table:table-cell>
              <table:table-cell office:value-type="string">
                <text:p>FakePrompt</text:p>
                <text:list>
                  <text:list-item>
                    <text:p>FakePrompt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PromptPrompt</text:p>
                <text:list>
                  <text:list-item>
                    <text:p>PromptPrompt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DiG2J</text:p>
                <draw:g>
                  <svg:desc>Sheet2.J3:Sheet2.J3</svg:desc>
                </draw:g>
              </table:table-cell>
              <table:table-cell office:value-type="float" office:value="282.5715045933">
                <text:p>282.5715045933</text:p>
                <draw:g>
                  <svg:desc>Sheet2.K3:Sheet2.M3</svg:desc>
                </draw:g>
              </table:table-cell>
              <table:table-cell office:value-type="float" office:value="376.9883041385">
                <text:p>376.9883041385</text:p>
              </table:table-cell>
              <table:table-cell office:value-type="float" office:value="86.0528411865">
                <text:p>86.0528411865</text:p>
              </table:table-cell>
            </table:table-row>
            <table:table-row>
              <table:table-cell office:value-type="string">
                <text:p>DiG2J1T</text:p>
                <draw:g>
                  <svg:desc>Sheet2.J5:Sheet2.J5</svg:desc>
                </draw:g>
              </table:table-cell>
              <table:table-cell office:value-type="float" office:value="130.98583936687">
                <text:p>130.98583936687</text:p>
                <draw:g>
                  <svg:desc>Sheet2.K5:Sheet2.M5</svg:desc>
                </draw:g>
              </table:table-cell>
              <table:table-cell office:value-type="float" office:value="155.0432338717">
                <text:p>155.0432338717</text:p>
              </table:table-cell>
              <table:table-cell office:value-type="float" office:value="49.1226882935">
                <text:p>49.1226882935</text:p>
              </table:table-cell>
            </table:table-row>
            <table:table-row>
              <table:table-cell office:value-type="string">
                <text:p>SR</text:p>
                <draw:g>
                  <svg:desc>Sheet2.J9:Sheet2.J9</svg:desc>
                </draw:g>
              </table:table-cell>
              <table:table-cell office:value-type="float" office:value="6.484668157986">
                <text:p>6.484668157986</text:p>
                <draw:g>
                  <svg:desc>Sheet2.K9:Sheet2.M9</svg:desc>
                </draw:g>
              </table:table-cell>
              <table:table-cell office:value-type="float" office:value="27.54201507563">
                <text:p>27.54201507563</text:p>
              </table:table-cell>
              <table:table-cell office:value-type="float" office:value="6.58239984512">
                <text:p>6.58239984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6.951cm" svg:y="0.316cm" chart:style-name="ch2">
          <text:p>ttbar(MG)</text:p>
        </chart:title>
        <chart:legend chart:legend-position="end" svg:x="13.022cm" svg:y="3.703cm" style:legend-expansion="high" chart:style-name="ch3"/>
        <chart:plot-area chart:style-name="ch4" table:cell-range-address="Sheet2.J11:Sheet2.M12 Sheet2.J14:Sheet2.M14 Sheet2.J18:Sheet2.M18" chart:data-source-has-labels="both" svg:x="2.546cm" svg:y="1.115cm" svg:width="7.543cm" svg:height="7.544cm">
          <chartooo:coordinate-region svg:x="2.546cm" svg:y="1.116cm" svg:width="7.543cm" svg:height="7.543cm"/>
          <chart:axis chart:dimension="x" chart:name="primary-x" chart:style-name="ch5" chartooo:axis-type="auto">
            <chartooo:date-scale/>
            <chart:categories table:cell-range-address="Sheet2.K11:Sheet2.M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K12:Sheet2.M12" chart:label-cell-address="Sheet2.J12:Sheet2.J12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Sheet2.K14:Sheet2.M14" chart:label-cell-address="Sheet2.J14:Sheet2.J14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Sheet2.K18:Sheet2.M18" chart:label-cell-address="Sheet2.J18:Sheet2.J18" chart:class="chart:circle"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keFake</text:p>
                <draw:g>
                  <svg:desc>Sheet2.K11:Sheet2.M11</svg:desc>
                </draw:g>
              </table:table-cell>
              <table:table-cell office:value-type="string">
                <text:p>FakePrompt</text:p>
              </table:table-cell>
              <table:table-cell office:value-type="string">
                <text:p>PromptPrompt</text:p>
              </table:table-cell>
            </table:table-row>
          </table:table-header-rows>
          <table:table-rows>
            <table:table-row>
              <table:table-cell office:value-type="string">
                <text:p>DiG2J</text:p>
                <draw:g>
                  <svg:desc>Sheet2.J12:Sheet2.J12</svg:desc>
                </draw:g>
              </table:table-cell>
              <table:table-cell office:value-type="float" office:value="343.9492759708">
                <text:p>343.9492759708</text:p>
                <draw:g>
                  <svg:desc>Sheet2.K12:Sheet2.M12</svg:desc>
                </draw:g>
              </table:table-cell>
              <table:table-cell office:value-type="float" office:value="399.8635940553">
                <text:p>399.8635940553</text:p>
              </table:table-cell>
              <table:table-cell office:value-type="float" office:value="173.657150269">
                <text:p>173.657150269</text:p>
              </table:table-cell>
            </table:table-row>
            <table:table-row>
              <table:table-cell office:value-type="string">
                <text:p>DiG2J1T</text:p>
                <draw:g>
                  <svg:desc>Sheet2.J14:Sheet2.J14</svg:desc>
                </draw:g>
              </table:table-cell>
              <table:table-cell office:value-type="float" office:value="188.7026042941">
                <text:p>188.7026042941</text:p>
                <draw:g>
                  <svg:desc>Sheet2.K14:Sheet2.M14</svg:desc>
                </draw:g>
              </table:table-cell>
              <table:table-cell office:value-type="float" office:value="226.8867435452">
                <text:p>226.8867435452</text:p>
              </table:table-cell>
              <table:table-cell office:value-type="float" office:value="73.6523284912">
                <text:p>73.6523284912</text:p>
              </table:table-cell>
            </table:table-row>
            <table:table-row>
              <table:table-cell office:value-type="string">
                <text:p>SR</text:p>
                <draw:g>
                  <svg:desc>Sheet2.J18:Sheet2.J18</svg:desc>
                </draw:g>
              </table:table-cell>
              <table:table-cell office:value-type="float" office:value="4.48594582081">
                <text:p>4.48594582081</text:p>
                <draw:g>
                  <svg:desc>Sheet2.K18:Sheet2.M18</svg:desc>
                </draw:g>
              </table:table-cell>
              <table:table-cell office:value-type="float" office:value="17.9433768392">
                <text:p>17.9433768392</text:p>
              </table:table-cell>
              <table:table-cell office:value-type="float" office:value="25.7262115479">
                <text:p>25.7262115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6.369cm" svg:y="0.316cm" chart:style-name="ch2">
          <text:p>tt+gamma+Jets</text:p>
        </chart:title>
        <chart:legend chart:legend-position="end" svg:x="13.022cm" svg:y="3.703cm" style:legend-expansion="high" chart:style-name="ch3"/>
        <chart:plot-area chart:style-name="ch4" table:cell-range-address="Sheet2.J20:Sheet2.M21 Sheet2.J23:Sheet2.M23 Sheet2.J27:Sheet2.M27" chart:data-source-has-labels="both" svg:x="0.32cm" svg:y="1.275cm" svg:width="12.382cm" svg:height="7.545cm">
          <chartooo:coordinate-region svg:x="2.739cm" svg:y="1.276cm" svg:width="7.544cm" svg:height="7.544cm"/>
          <chart:axis chart:dimension="x" chart:name="primary-x" chart:style-name="ch5" chartooo:axis-type="auto">
            <chartooo:date-scale/>
            <chart:categories table:cell-range-address="Sheet2.K20:Sheet2.M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K21:Sheet2.M21" chart:label-cell-address="Sheet2.J21:Sheet2.J2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Sheet2.K23:Sheet2.M23" chart:label-cell-address="Sheet2.J23:Sheet2.J23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Sheet2.K27:Sheet2.M27" chart:label-cell-address="Sheet2.J27:Sheet2.J27" chart:class="chart:circle"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keFake</text:p>
                <draw:g>
                  <svg:desc>Sheet2.K20:Sheet2.M20</svg:desc>
                </draw:g>
              </table:table-cell>
              <table:table-cell office:value-type="string">
                <text:p>FakePrompt</text:p>
              </table:table-cell>
              <table:table-cell office:value-type="string">
                <text:p>PromptPrompt</text:p>
              </table:table-cell>
            </table:table-row>
          </table:table-header-rows>
          <table:table-rows>
            <table:table-row>
              <table:table-cell office:value-type="string">
                <text:p>DiG2J</text:p>
                <draw:g>
                  <svg:desc>Sheet2.J21:Sheet2.J21</svg:desc>
                </draw:g>
              </table:table-cell>
              <table:table-cell office:value-type="float" office:value="1.76383027411334">
                <text:p>1.76383027411334</text:p>
                <draw:g>
                  <svg:desc>Sheet2.K21:Sheet2.M21</svg:desc>
                </draw:g>
              </table:table-cell>
              <table:table-cell office:value-type="float" office:value="167.5274744031">
                <text:p>167.5274744031</text:p>
              </table:table-cell>
              <table:table-cell office:value-type="float" office:value="92.5768280029">
                <text:p>92.5768280029</text:p>
              </table:table-cell>
            </table:table-row>
            <table:table-row>
              <table:table-cell office:value-type="string">
                <text:p>DiG2J1T</text:p>
                <draw:g>
                  <svg:desc>Sheet2.J23:Sheet2.J23</svg:desc>
                </draw:g>
              </table:table-cell>
              <table:table-cell office:value-type="float" office:value="0.2273292392489">
                <text:p>0.2273292392489</text:p>
                <draw:g>
                  <svg:desc>Sheet2.K23:Sheet2.M23</svg:desc>
                </draw:g>
              </table:table-cell>
              <table:table-cell office:value-type="float" office:value="80.4863157272">
                <text:p>80.4863157272</text:p>
              </table:table-cell>
              <table:table-cell office:value-type="float" office:value="40.2649879456">
                <text:p>40.2649879456</text:p>
              </table:table-cell>
            </table:table-row>
            <table:table-row>
              <table:table-cell office:value-type="string">
                <text:p>SR</text:p>
                <draw:g>
                  <svg:desc>Sheet2.J27:Sheet2.J27</svg:desc>
                </draw:g>
              </table:table-cell>
              <table:table-cell office:value-type="float" office:value="0.1013968512412">
                <text:p>0.1013968512412</text:p>
                <draw:g>
                  <svg:desc>Sheet2.K27:Sheet2.M27</svg:desc>
                </draw:g>
              </table:table-cell>
              <table:table-cell office:value-type="float" office:value="10.69143241644">
                <text:p>10.69143241644</text:p>
              </table:table-cell>
              <table:table-cell office:value-type="float" office:value="7.79976987839">
                <text:p>7.799769878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6.435cm" svg:y="0.316cm" chart:style-name="ch2">
          <text:p>ttbar+digamma</text:p>
        </chart:title>
        <chart:legend chart:legend-position="end" svg:x="13.022cm" svg:y="3.703cm" style:legend-expansion="high" chart:style-name="ch3"/>
        <chart:plot-area chart:style-name="ch4" table:cell-range-address="Sheet2.J29:Sheet2.M30 Sheet2.J32:Sheet2.M32 Sheet2.J36:Sheet2.M36" chart:data-source-has-labels="both" svg:x="0.32cm" svg:y="1.275cm" svg:width="12.382cm" svg:height="7.545cm">
          <chartooo:coordinate-region svg:x="2.739cm" svg:y="1.276cm" svg:width="7.544cm" svg:height="7.544cm"/>
          <chart:axis chart:dimension="x" chart:name="primary-x" chart:style-name="ch5" chartooo:axis-type="auto">
            <chartooo:date-scale/>
            <chart:categories table:cell-range-address="Sheet2.K29:Sheet2.M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K30:Sheet2.M30" chart:label-cell-address="Sheet2.J30:Sheet2.J30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Sheet2.K32:Sheet2.M32" chart:label-cell-address="Sheet2.J32:Sheet2.J32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Sheet2.K36:Sheet2.M36" chart:label-cell-address="Sheet2.J36:Sheet2.J36" chart:class="chart:circle"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keFake</text:p>
                <draw:g>
                  <svg:desc>Sheet2.K29:Sheet2.M29</svg:desc>
                </draw:g>
              </table:table-cell>
              <table:table-cell office:value-type="string">
                <text:p>FakePrompt</text:p>
              </table:table-cell>
              <table:table-cell office:value-type="string">
                <text:p>PromptPrompt</text:p>
              </table:table-cell>
            </table:table-row>
          </table:table-header-rows>
          <table:table-rows>
            <table:table-row>
              <table:table-cell office:value-type="string">
                <text:p>DiG2J</text:p>
                <draw:g>
                  <svg:desc>Sheet2.J30:Sheet2.J30</svg:desc>
                </draw:g>
              </table:table-cell>
              <table:table-cell office:value-type="float" office:value="0.02045347937379">
                <text:p>0.02045347937379</text:p>
                <draw:g>
                  <svg:desc>Sheet2.K30:Sheet2.M30</svg:desc>
                </draw:g>
              </table:table-cell>
              <table:table-cell office:value-type="float" office:value="1.834707155828">
                <text:p>1.834707155828</text:p>
              </table:table-cell>
              <table:table-cell office:value-type="float" office:value="18.2091464996">
                <text:p>18.2091464996</text:p>
              </table:table-cell>
            </table:table-row>
            <table:table-row>
              <table:table-cell office:value-type="string">
                <text:p>DiG2J1T</text:p>
                <draw:g>
                  <svg:desc>Sheet2.J32:Sheet2.J32</svg:desc>
                </draw:g>
              </table:table-cell>
              <table:table-cell office:value-type="float" office:value="0.007373431348238">
                <text:p>0.007373431348238</text:p>
                <draw:g>
                  <svg:desc>Sheet2.K32:Sheet2.M32</svg:desc>
                </draw:g>
              </table:table-cell>
              <table:table-cell office:value-type="float" office:value="0.868517059833">
                <text:p>0.868517059833</text:p>
              </table:table-cell>
              <table:table-cell office:value-type="float" office:value="8.43569850922">
                <text:p>8.43569850922</text:p>
              </table:table-cell>
            </table:table-row>
            <table:table-row>
              <table:table-cell office:value-type="string">
                <text:p>SR</text:p>
                <draw:g>
                  <svg:desc>Sheet2.J36:Sheet2.J36</svg:desc>
                </draw:g>
              </table:table-cell>
              <table:table-cell office:value-type="float" office:value="0">
                <text:p>0</text:p>
                <draw:g>
                  <svg:desc>Sheet2.K36:Sheet2.M36</svg:desc>
                </draw:g>
              </table:table-cell>
              <table:table-cell office:value-type="float" office:value="0.1567223807801">
                <text:p>0.1567223807801</text:p>
              </table:table-cell>
              <table:table-cell office:value-type="float" office:value="2.27956390381">
                <text:p>2.27956390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